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76cm"/>
    </style:style>
    <style:style style:name="co2" style:family="table-column">
      <style:table-column-properties fo:break-before="auto" style:column-width="1.233cm"/>
    </style:style>
    <style:style style:name="co3" style:family="table-column">
      <style:table-column-properties fo:break-before="auto" style:column-width="0.878cm"/>
    </style:style>
    <style:style style:name="co4" style:family="table-column">
      <style:table-column-properties fo:break-before="auto" style:column-width="1.09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25mA" table:style-name="ta1">
        <table:shapes>
          <draw:frame draw:z-index="0" draw:style-name="gr1" draw:text-style-name="P1" svg:width="16.008cm" svg:height="9.005cm" svg:x="11.605cm" svg:y="2.297cm">
            <draw:object draw:notify-on-update-of-ranges="25mA.E58:25mA.E58 25mA.A255:25mA.A255 25mA.D258:25mA.D276 25mA.A175:25mA.A175 25mA.D178:25mA.D229 25mA.A118:25mA.A118 25mA.D121:25mA.D172 25mA.A61:25mA.A61 25mA.D64:25mA.D115 25mA.A4:25mA.A4 25mA.D7:25mA.D5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6.008cm" svg:height="9.005cm" svg:x="29.718cm" svg:y="2.237cm">
            <draw:object draw:notify-on-update-of-ranges="25mA.C7:25mA.C58 25mA.A175:25mA.A175 25mA.D178:25mA.D229 25mA.A118:25mA.A118 25mA.D121:25mA.D172 25mA.A61:25mA.A61 25mA.D64:25mA.D115 25mA.A4:25mA.A4 25mA.D7:25mA.D5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6.008cm" svg:height="9.005cm" svg:x="29.751cm" svg:y="12.263cm">
            <draw:object draw:notify-on-update-of-ranges="25mA.C7:25mA.C58 25mA.A4:25mA.A4 25mA.D7:25mA.D58 25mA.A61:25mA.A61 25mA.D64:25mA.D115 25mA.A118:25mA.A118 25mA.D121:25mA.D172 25mA.A175:25mA.A175 25mA.D178:25mA.D22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3" draw:style-name="gr1" draw:text-style-name="P1" svg:width="16.008cm" svg:height="9.005cm" svg:x="11.592cm" svg:y="12.216cm">
            <draw:object draw:notify-on-update-of-ranges="25mA.C7:25mA.C58 25mA.A255:25mA.A255 25mA.A258:25mA.A276 25mA.A175:25mA.A175 25mA.A178:25mA.A229 25mA.A118:25mA.A118 25mA.A121:25mA.A172 25mA.A61:25mA.A61 25mA.A64:25mA.A115 25mA.A4:25mA.A4 25mA.A7:25mA.A5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4" draw:style-name="gr1" draw:text-style-name="P1" svg:width="16.008cm" svg:height="9.005cm" svg:x="11.615cm" svg:y="22.172cm">
            <draw:object draw:notify-on-update-of-ranges="25mA.C7:25mA.C58 25mA.A175:25mA.A175 25mA.B178:25mA.B229 25mA.A118:25mA.A118 25mA.B121:25mA.B172 25mA.A61:25mA.A61 25mA.B64:25mA.B115 25mA.A4:25mA.A4 25mA.B7:25mA.B58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number-columns-repeated="6" table:default-cell-style-name="Default"/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25m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BattMax=69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Batt</text:p>
          </table:table-cell>
          <table:table-cell office:value-type="string" calcext:value-type="string">
            <text:p>ISola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MPP</text:p>
          </table:table-cell>
          <table:table-cell table:number-columns-repeated="6"/>
        </table:table-row>
        <table:table-row table:style-name="ro1">
          <table:table-cell office:value-type="float" office:value="637" calcext:value-type="float">
            <text:p>63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45" calcext:value-type="float">
            <text:p>645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935" calcext:value-type="float">
            <text:p>1935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870" calcext:value-type="float">
            <text:p>3870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6450" calcext:value-type="float">
            <text:p>6450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8385" calcext:value-type="float">
            <text:p>8385</text:p>
          </table:table-cell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2255" calcext:value-type="float">
            <text:p>12255</text:p>
          </table:table-cell>
          <table:table-cell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14190" calcext:value-type="float">
            <text:p>14190</text:p>
          </table:table-cell>
          <table:table-cell office:value-type="float" office:value="35" calcext:value-type="float">
            <text:p>35</text:p>
          </table:table-cell>
          <table:table-cell table:number-columns-repeated="6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18734" calcext:value-type="float">
            <text:p>18734</text:p>
          </table:table-cell>
          <table:table-cell office:value-type="float" office:value="40" calcext:value-type="float">
            <text:p>40</text:p>
          </table:table-cell>
          <table:table-cell table:number-columns-repeated="6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float" office:value="22610" calcext:value-type="float">
            <text:p>22610</text:p>
          </table:table-cell>
          <table:table-cell office:value-type="float" office:value="45" calcext:value-type="float">
            <text:p>45</text:p>
          </table:table-cell>
          <table:table-cell table:number-columns-repeated="6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6486" calcext:value-type="float">
            <text:p>26486</text:p>
          </table:table-cell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32946" calcext:value-type="float">
            <text:p>32946</text:p>
          </table:table-cell>
          <table:table-cell office:value-type="float" office:value="55" calcext:value-type="float">
            <text:p>55</text:p>
          </table:table-cell>
          <table:table-cell table:number-columns-repeated="6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32300" calcext:value-type="float">
            <text:p>32300</text:p>
          </table:table-cell>
          <table:table-cell office:value-type="float" office:value="55" calcext:value-type="float">
            <text:p>55</text:p>
          </table:table-cell>
          <table:table-cell table:number-columns-repeated="6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office:value-type="float" office:value="40698" calcext:value-type="float">
            <text:p>40698</text:p>
          </table:table-cell>
          <table:table-cell office:value-type="float" office:value="65" calcext:value-type="float">
            <text:p>65</text:p>
          </table:table-cell>
          <table:table-cell table:number-columns-repeated="6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40761" calcext:value-type="float">
            <text:p>40761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17" calcext:value-type="float">
            <text:p>17</text:p>
          </table:table-cell>
          <table:table-cell office:value-type="float" office:value="75" calcext:value-type="float">
            <text:p>75</text:p>
          </table:table-cell>
          <table:table-cell office:value-type="float" office:value="45290" calcext:value-type="float">
            <text:p>45290</text:p>
          </table:table-cell>
          <table:table-cell office:value-type="float" office:value="75" calcext:value-type="float">
            <text:p>75</text:p>
          </table:table-cell>
          <table:table-cell table:number-columns-repeated="6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19" calcext:value-type="float">
            <text:p>19</text:p>
          </table:table-cell>
          <table:table-cell office:value-type="float" office:value="80" calcext:value-type="float">
            <text:p>80</text:p>
          </table:table-cell>
          <table:table-cell office:value-type="float" office:value="49819" calcext:value-type="float">
            <text:p>49819</text:p>
          </table:table-cell>
          <table:table-cell office:value-type="float" office:value="80" calcext:value-type="float">
            <text:p>80</text:p>
          </table:table-cell>
          <table:table-cell table:number-columns-repeated="6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18" calcext:value-type="float">
            <text:p>18</text:p>
          </table:table-cell>
          <table:table-cell office:value-type="float" office:value="85" calcext:value-type="float">
            <text:p>85</text:p>
          </table:table-cell>
          <table:table-cell office:value-type="float" office:value="46584" calcext:value-type="float">
            <text:p>46584</text:p>
          </table:table-cell>
          <table:table-cell office:value-type="float" office:value="80" calcext:value-type="float">
            <text:p>80</text:p>
          </table:table-cell>
          <table:table-cell table:number-columns-repeated="6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21" calcext:value-type="float">
            <text:p>21</text:p>
          </table:table-cell>
          <table:table-cell office:value-type="float" office:value="90" calcext:value-type="float">
            <text:p>90</text:p>
          </table:table-cell>
          <table:table-cell office:value-type="float" office:value="54995" calcext:value-type="float">
            <text:p>54995</text:p>
          </table:table-cell>
          <table:table-cell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19" calcext:value-type="float">
            <text:p>19</text:p>
          </table:table-cell>
          <table:table-cell office:value-type="float" office:value="95" calcext:value-type="float">
            <text:p>95</text:p>
          </table:table-cell>
          <table:table-cell office:value-type="float" office:value="49172" calcext:value-type="float">
            <text:p>49172</text:p>
          </table:table-cell>
          <table:table-cell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21" calcext:value-type="float">
            <text:p>21</text:p>
          </table:table-cell>
          <table:table-cell office:value-type="float" office:value="100" calcext:value-type="float">
            <text:p>100</text:p>
          </table:table-cell>
          <table:table-cell office:value-type="float" office:value="56289" calcext:value-type="float">
            <text:p>56289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19" calcext:value-type="float">
            <text:p>19</text:p>
          </table:table-cell>
          <table:table-cell office:value-type="float" office:value="105" calcext:value-type="float">
            <text:p>105</text:p>
          </table:table-cell>
          <table:table-cell office:value-type="float" office:value="49172" calcext:value-type="float">
            <text:p>49172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20" calcext:value-type="float">
            <text:p>20</text:p>
          </table:table-cell>
          <table:table-cell office:value-type="float" office:value="110" calcext:value-type="float">
            <text:p>110</text:p>
          </table:table-cell>
          <table:table-cell office:value-type="float" office:value="51760" calcext:value-type="float">
            <text:p>51760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20" calcext:value-type="float">
            <text:p>20</text:p>
          </table:table-cell>
          <table:table-cell office:value-type="float" office:value="115" calcext:value-type="float">
            <text:p>115</text:p>
          </table:table-cell>
          <table:table-cell office:value-type="float" office:value="53701" calcext:value-type="float">
            <text:p>53701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18" calcext:value-type="float">
            <text:p>18</text:p>
          </table:table-cell>
          <table:table-cell office:value-type="float" office:value="120" calcext:value-type="float">
            <text:p>120</text:p>
          </table:table-cell>
          <table:table-cell office:value-type="float" office:value="46584" calcext:value-type="float">
            <text:p>46584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56289" calcext:value-type="float">
            <text:p>56289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15" calcext:value-type="float">
            <text:p>15</text:p>
          </table:table-cell>
          <table:table-cell office:value-type="float" office:value="130" calcext:value-type="float">
            <text:p>130</text:p>
          </table:table-cell>
          <table:table-cell office:value-type="float" office:value="40114" calcext:value-type="float">
            <text:p>40114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20" calcext:value-type="float">
            <text:p>20</text:p>
          </table:table-cell>
          <table:table-cell office:value-type="float" office:value="135" calcext:value-type="float">
            <text:p>135</text:p>
          </table:table-cell>
          <table:table-cell office:value-type="float" office:value="51760" calcext:value-type="float">
            <text:p>51760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table:style-name="ce1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15" calcext:value-type="float">
            <text:p>15</text:p>
          </table:table-cell>
          <table:table-cell office:value-type="float" office:value="140" calcext:value-type="float">
            <text:p>140</text:p>
          </table:table-cell>
          <table:table-cell office:value-type="float" office:value="38820" calcext:value-type="float">
            <text:p>38820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18" calcext:value-type="float">
            <text:p>18</text:p>
          </table:table-cell>
          <table:table-cell office:value-type="float" office:value="145" calcext:value-type="float">
            <text:p>145</text:p>
          </table:table-cell>
          <table:table-cell office:value-type="float" office:value="46584" calcext:value-type="float">
            <text:p>46584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18" calcext:value-type="float">
            <text:p>18</text:p>
          </table:table-cell>
          <table:table-cell office:value-type="float" office:value="150" calcext:value-type="float">
            <text:p>150</text:p>
          </table:table-cell>
          <table:table-cell office:value-type="float" office:value="46584" calcext:value-type="float">
            <text:p>46584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15" calcext:value-type="float">
            <text:p>15</text:p>
          </table:table-cell>
          <table:table-cell office:value-type="float" office:value="155" calcext:value-type="float">
            <text:p>155</text:p>
          </table:table-cell>
          <table:table-cell office:value-type="float" office:value="40761" calcext:value-type="float">
            <text:p>40761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17" calcext:value-type="float">
            <text:p>17</text:p>
          </table:table-cell>
          <table:table-cell office:value-type="float" office:value="160" calcext:value-type="float">
            <text:p>160</text:p>
          </table:table-cell>
          <table:table-cell office:value-type="float" office:value="43996" calcext:value-type="float">
            <text:p>43996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10" calcext:value-type="float">
            <text:p>10</text:p>
          </table:table-cell>
          <table:table-cell office:value-type="float" office:value="165" calcext:value-type="float">
            <text:p>165</text:p>
          </table:table-cell>
          <table:table-cell office:value-type="float" office:value="25880" calcext:value-type="float">
            <text:p>25880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19" calcext:value-type="float">
            <text:p>19</text:p>
          </table:table-cell>
          <table:table-cell office:value-type="float" office:value="170" calcext:value-type="float">
            <text:p>170</text:p>
          </table:table-cell>
          <table:table-cell office:value-type="float" office:value="50466" calcext:value-type="float">
            <text:p>50466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11" calcext:value-type="float">
            <text:p>11</text:p>
          </table:table-cell>
          <table:table-cell office:value-type="float" office:value="175" calcext:value-type="float">
            <text:p>175</text:p>
          </table:table-cell>
          <table:table-cell office:value-type="float" office:value="30409" calcext:value-type="float">
            <text:p>30409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18" calcext:value-type="float">
            <text:p>18</text:p>
          </table:table-cell>
          <table:table-cell office:value-type="float" office:value="180" calcext:value-type="float">
            <text:p>180</text:p>
          </table:table-cell>
          <table:table-cell office:value-type="float" office:value="47878" calcext:value-type="float">
            <text:p>47878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15" calcext:value-type="float">
            <text:p>15</text:p>
          </table:table-cell>
          <table:table-cell office:value-type="float" office:value="185" calcext:value-type="float">
            <text:p>185</text:p>
          </table:table-cell>
          <table:table-cell office:value-type="float" office:value="38820" calcext:value-type="float">
            <text:p>38820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10" calcext:value-type="float">
            <text:p>10</text:p>
          </table:table-cell>
          <table:table-cell office:value-type="float" office:value="190" calcext:value-type="float">
            <text:p>190</text:p>
          </table:table-cell>
          <table:table-cell office:value-type="float" office:value="26527" calcext:value-type="float">
            <text:p>26527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11" calcext:value-type="float">
            <text:p>11</text:p>
          </table:table-cell>
          <table:table-cell office:value-type="float" office:value="195" calcext:value-type="float">
            <text:p>195</text:p>
          </table:table-cell>
          <table:table-cell office:value-type="float" office:value="28468" calcext:value-type="float">
            <text:p>28468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7" calcext:value-type="float">
            <text:p>7</text:p>
          </table:table-cell>
          <table:table-cell office:value-type="float" office:value="200" calcext:value-type="float">
            <text:p>200</text:p>
          </table:table-cell>
          <table:table-cell office:value-type="float" office:value="20026" calcext:value-type="float">
            <text:p>20026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16" calcext:value-type="float">
            <text:p>16</text:p>
          </table:table-cell>
          <table:table-cell office:value-type="float" office:value="205" calcext:value-type="float">
            <text:p>205</text:p>
          </table:table-cell>
          <table:table-cell office:value-type="float" office:value="43349" calcext:value-type="float">
            <text:p>43349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5" calcext:value-type="float">
            <text:p>5</text:p>
          </table:table-cell>
          <table:table-cell office:value-type="float" office:value="210" calcext:value-type="float">
            <text:p>210</text:p>
          </table:table-cell>
          <table:table-cell office:value-type="float" office:value="14212" calcext:value-type="float">
            <text:p>14212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16" calcext:value-type="float">
            <text:p>16</text:p>
          </table:table-cell>
          <table:table-cell office:value-type="float" office:value="215" calcext:value-type="float">
            <text:p>215</text:p>
          </table:table-cell>
          <table:table-cell office:value-type="float" office:value="42055" calcext:value-type="float">
            <text:p>42055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12" calcext:value-type="float">
            <text:p>12</text:p>
          </table:table-cell>
          <table:table-cell office:value-type="float" office:value="220" calcext:value-type="float">
            <text:p>220</text:p>
          </table:table-cell>
          <table:table-cell office:value-type="float" office:value="32350" calcext:value-type="float">
            <text:p>32350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15" calcext:value-type="float">
            <text:p>15</text:p>
          </table:table-cell>
          <table:table-cell office:value-type="float" office:value="225" calcext:value-type="float">
            <text:p>225</text:p>
          </table:table-cell>
          <table:table-cell office:value-type="float" office:value="39467" calcext:value-type="float">
            <text:p>39467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13" calcext:value-type="float">
            <text:p>13</text:p>
          </table:table-cell>
          <table:table-cell office:value-type="float" office:value="230" calcext:value-type="float">
            <text:p>230</text:p>
          </table:table-cell>
          <table:table-cell office:value-type="float" office:value="34938" calcext:value-type="float">
            <text:p>34938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2" calcext:value-type="float">
            <text:p>2</text:p>
          </table:table-cell>
          <table:table-cell office:value-type="float" office:value="235" calcext:value-type="float">
            <text:p>235</text:p>
          </table:table-cell>
          <table:table-cell office:value-type="float" office:value="5168" calcext:value-type="float">
            <text:p>5168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office:value-type="float" office:value="36879" calcext:value-type="float">
            <text:p>36879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10" calcext:value-type="float">
            <text:p>10</text:p>
          </table:table-cell>
          <table:table-cell office:value-type="float" office:value="245" calcext:value-type="float">
            <text:p>245</text:p>
          </table:table-cell>
          <table:table-cell office:value-type="float" office:value="27174" calcext:value-type="float">
            <text:p>27174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14" calcext:value-type="float">
            <text:p>14</text:p>
          </table:table-cell>
          <table:table-cell office:value-type="float" office:value="250" calcext:value-type="float">
            <text:p>250</text:p>
          </table:table-cell>
          <table:table-cell office:value-type="float" office:value="37526" calcext:value-type="float">
            <text:p>37526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13" calcext:value-type="float">
            <text:p>13</text:p>
          </table:table-cell>
          <table:table-cell office:value-type="float" office:value="255" calcext:value-type="float">
            <text:p>255</text:p>
          </table:table-cell>
          <table:table-cell office:value-type="float" office:value="33644" calcext:value-type="float">
            <text:p>33644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50m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BattMax=69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Batt</text:p>
          </table:table-cell>
          <table:table-cell office:value-type="string" calcext:value-type="string">
            <text:p>ISola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MPP</text:p>
          </table:table-cell>
          <table:table-cell table:number-columns-repeated="6"/>
        </table:table-row>
        <table:table-row table:style-name="ro1">
          <table:table-cell office:value-type="float" office:value="637" calcext:value-type="float">
            <text:p>63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45" calcext:value-type="float">
            <text:p>645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580" calcext:value-type="float">
            <text:p>2580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4515" calcext:value-type="float">
            <text:p>4515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7095" calcext:value-type="float">
            <text:p>7095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10320" calcext:value-type="float">
            <text:p>10320</text:p>
          </table:table-cell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4212" calcext:value-type="float">
            <text:p>14212</text:p>
          </table:table-cell>
          <table:table-cell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18734" calcext:value-type="float">
            <text:p>18734</text:p>
          </table:table-cell>
          <table:table-cell office:value-type="float" office:value="35" calcext:value-type="float">
            <text:p>35</text:p>
          </table:table-cell>
          <table:table-cell table:number-columns-repeated="6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23902" calcext:value-type="float">
            <text:p>23902</text:p>
          </table:table-cell>
          <table:table-cell office:value-type="float" office:value="40" calcext:value-type="float">
            <text:p>40</text:p>
          </table:table-cell>
          <table:table-cell table:number-columns-repeated="6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office:value-type="float" office:value="29115" calcext:value-type="float">
            <text:p>29115</text:p>
          </table:table-cell>
          <table:table-cell office:value-type="float" office:value="45" calcext:value-type="float">
            <text:p>45</text:p>
          </table:table-cell>
          <table:table-cell table:number-columns-repeated="6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34938" calcext:value-type="float">
            <text:p>34938</text:p>
          </table:table-cell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16" calcext:value-type="float">
            <text:p>16</text:p>
          </table:table-cell>
          <table:table-cell office:value-type="float" office:value="55" calcext:value-type="float">
            <text:p>55</text:p>
          </table:table-cell>
          <table:table-cell office:value-type="float" office:value="41408" calcext:value-type="float">
            <text:p>41408</text:p>
          </table:table-cell>
          <table:table-cell office:value-type="float" office:value="55" calcext:value-type="float">
            <text:p>55</text:p>
          </table:table-cell>
          <table:table-cell table:number-columns-repeated="6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48525" calcext:value-type="float">
            <text:p>48525</text:p>
          </table:table-cell>
          <table:table-cell office:value-type="float" office:value="60" calcext:value-type="float">
            <text:p>60</text:p>
          </table:table-cell>
          <table:table-cell table:number-columns-repeated="6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21" calcext:value-type="float">
            <text:p>21</text:p>
          </table:table-cell>
          <table:table-cell office:value-type="float" office:value="65" calcext:value-type="float">
            <text:p>65</text:p>
          </table:table-cell>
          <table:table-cell office:value-type="float" office:value="56289" calcext:value-type="float">
            <text:p>56289</text:p>
          </table:table-cell>
          <table:table-cell office:value-type="float" office:value="65" calcext:value-type="float">
            <text:p>65</text:p>
          </table:table-cell>
          <table:table-cell table:number-columns-repeated="6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24" calcext:value-type="float">
            <text:p>24</text:p>
          </table:table-cell>
          <table:table-cell office:value-type="float" office:value="70" calcext:value-type="float">
            <text:p>70</text:p>
          </table:table-cell>
          <table:table-cell office:value-type="float" office:value="63504" calcext:value-type="float">
            <text:p>63504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27" calcext:value-type="float">
            <text:p>27</text:p>
          </table:table-cell>
          <table:table-cell office:value-type="float" office:value="75" calcext:value-type="float">
            <text:p>75</text:p>
          </table:table-cell>
          <table:table-cell office:value-type="float" office:value="71928" calcext:value-type="float">
            <text:p>71928</text:p>
          </table:table-cell>
          <table:table-cell office:value-type="float" office:value="75" calcext:value-type="float">
            <text:p>75</text:p>
          </table:table-cell>
          <table:table-cell table:number-columns-repeated="6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31" calcext:value-type="float">
            <text:p>31</text:p>
          </table:table-cell>
          <table:table-cell office:value-type="float" office:value="80" calcext:value-type="float">
            <text:p>80</text:p>
          </table:table-cell>
          <table:table-cell office:value-type="float" office:value="80352" calcext:value-type="float">
            <text:p>80352</text:p>
          </table:table-cell>
          <table:table-cell office:value-type="float" office:value="80" calcext:value-type="float">
            <text:p>80</text:p>
          </table:table-cell>
          <table:table-cell table:number-columns-repeated="6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41" calcext:value-type="float">
            <text:p>41</text:p>
          </table:table-cell>
          <table:table-cell office:value-type="float" office:value="85" calcext:value-type="float">
            <text:p>85</text:p>
          </table:table-cell>
          <table:table-cell office:value-type="float" office:value="107734" calcext:value-type="float">
            <text:p>107734</text:p>
          </table:table-cell>
          <table:table-cell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53" calcext:value-type="float">
            <text:p>53</text:p>
          </table:table-cell>
          <table:table-cell office:value-type="float" office:value="90" calcext:value-type="float">
            <text:p>90</text:p>
          </table:table-cell>
          <table:table-cell office:value-type="float" office:value="138663" calcext:value-type="float">
            <text:p>138663</text:p>
          </table:table-cell>
          <table:table-cell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56" calcext:value-type="float">
            <text:p>56</text:p>
          </table:table-cell>
          <table:table-cell office:value-type="float" office:value="95" calcext:value-type="float">
            <text:p>95</text:p>
          </table:table-cell>
          <table:table-cell office:value-type="float" office:value="147126" calcext:value-type="float">
            <text:p>147126</text:p>
          </table:table-cell>
          <table:table-cell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57" calcext:value-type="float">
            <text:p>57</text:p>
          </table:table-cell>
          <table:table-cell office:value-type="float" office:value="100" calcext:value-type="float">
            <text:p>100</text:p>
          </table:table-cell>
          <table:table-cell office:value-type="float" office:value="149079" calcext:value-type="float">
            <text:p>149079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52" calcext:value-type="float">
            <text:p>52</text:p>
          </table:table-cell>
          <table:table-cell office:value-type="float" office:value="105" calcext:value-type="float">
            <text:p>105</text:p>
          </table:table-cell>
          <table:table-cell office:value-type="float" office:value="136059" calcext:value-type="float">
            <text:p>136059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55" calcext:value-type="float">
            <text:p>55</text:p>
          </table:table-cell>
          <table:table-cell office:value-type="float" office:value="110" calcext:value-type="float">
            <text:p>110</text:p>
          </table:table-cell>
          <table:table-cell office:value-type="float" office:value="143440" calcext:value-type="float">
            <text:p>143440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50" calcext:value-type="float">
            <text:p>50</text:p>
          </table:table-cell>
          <table:table-cell office:value-type="float" office:value="115" calcext:value-type="float">
            <text:p>115</text:p>
          </table:table-cell>
          <table:table-cell office:value-type="float" office:value="130851" calcext:value-type="float">
            <text:p>130851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51" calcext:value-type="float">
            <text:p>51</text:p>
          </table:table-cell>
          <table:table-cell office:value-type="float" office:value="120" calcext:value-type="float">
            <text:p>120</text:p>
          </table:table-cell>
          <table:table-cell office:value-type="float" office:value="133455" calcext:value-type="float">
            <text:p>133455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51" calcext:value-type="float">
            <text:p>51</text:p>
          </table:table-cell>
          <table:table-cell office:value-type="float" office:value="125" calcext:value-type="float">
            <text:p>125</text:p>
          </table:table-cell>
          <table:table-cell office:value-type="float" office:value="134757" calcext:value-type="float">
            <text:p>134757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48" calcext:value-type="float">
            <text:p>48</text:p>
          </table:table-cell>
          <table:table-cell office:value-type="float" office:value="130" calcext:value-type="float">
            <text:p>130</text:p>
          </table:table-cell>
          <table:table-cell office:value-type="float" office:value="124992" calcext:value-type="float">
            <text:p>124992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48" calcext:value-type="float">
            <text:p>48</text:p>
          </table:table-cell>
          <table:table-cell office:value-type="float" office:value="135" calcext:value-type="float">
            <text:p>135</text:p>
          </table:table-cell>
          <table:table-cell office:value-type="float" office:value="125643" calcext:value-type="float">
            <text:p>125643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42" calcext:value-type="float">
            <text:p>42</text:p>
          </table:table-cell>
          <table:table-cell office:value-type="float" office:value="140" calcext:value-type="float">
            <text:p>140</text:p>
          </table:table-cell>
          <table:table-cell office:value-type="float" office:value="111321" calcext:value-type="float">
            <text:p>111321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45" calcext:value-type="float">
            <text:p>45</text:p>
          </table:table-cell>
          <table:table-cell office:value-type="float" office:value="145" calcext:value-type="float">
            <text:p>145</text:p>
          </table:table-cell>
          <table:table-cell office:value-type="float" office:value="117831" calcext:value-type="float">
            <text:p>117831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41" calcext:value-type="float">
            <text:p>41</text:p>
          </table:table-cell>
          <table:table-cell office:value-type="float" office:value="150" calcext:value-type="float">
            <text:p>150</text:p>
          </table:table-cell>
          <table:table-cell office:value-type="float" office:value="107250" calcext:value-type="float">
            <text:p>107250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42" calcext:value-type="float">
            <text:p>42</text:p>
          </table:table-cell>
          <table:table-cell office:value-type="float" office:value="155" calcext:value-type="float">
            <text:p>155</text:p>
          </table:table-cell>
          <table:table-cell office:value-type="float" office:value="110670" calcext:value-type="float">
            <text:p>110670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39" calcext:value-type="float">
            <text:p>39</text:p>
          </table:table-cell>
          <table:table-cell office:value-type="float" office:value="160" calcext:value-type="float">
            <text:p>160</text:p>
          </table:table-cell>
          <table:table-cell office:value-type="float" office:value="102858" calcext:value-type="float">
            <text:p>102858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40" calcext:value-type="float">
            <text:p>40</text:p>
          </table:table-cell>
          <table:table-cell office:value-type="float" office:value="165" calcext:value-type="float">
            <text:p>165</text:p>
          </table:table-cell>
          <table:table-cell office:value-type="float" office:value="104160" calcext:value-type="float">
            <text:p>104160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38" calcext:value-type="float">
            <text:p>38</text:p>
          </table:table-cell>
          <table:table-cell office:value-type="float" office:value="170" calcext:value-type="float">
            <text:p>170</text:p>
          </table:table-cell>
          <table:table-cell office:value-type="float" office:value="98952" calcext:value-type="float">
            <text:p>98952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38" calcext:value-type="float">
            <text:p>38</text:p>
          </table:table-cell>
          <table:table-cell office:value-type="float" office:value="175" calcext:value-type="float">
            <text:p>175</text:p>
          </table:table-cell>
          <table:table-cell office:value-type="float" office:value="99603" calcext:value-type="float">
            <text:p>99603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36" calcext:value-type="float">
            <text:p>36</text:p>
          </table:table-cell>
          <table:table-cell office:value-type="float" office:value="180" calcext:value-type="float">
            <text:p>180</text:p>
          </table:table-cell>
          <table:table-cell office:value-type="float" office:value="93600" calcext:value-type="float">
            <text:p>93600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36" calcext:value-type="float">
            <text:p>36</text:p>
          </table:table-cell>
          <table:table-cell office:value-type="float" office:value="185" calcext:value-type="float">
            <text:p>185</text:p>
          </table:table-cell>
          <table:table-cell office:value-type="float" office:value="95046" calcext:value-type="float">
            <text:p>95046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34" calcext:value-type="float">
            <text:p>34</text:p>
          </table:table-cell>
          <table:table-cell office:value-type="float" office:value="190" calcext:value-type="float">
            <text:p>190</text:p>
          </table:table-cell>
          <table:table-cell office:value-type="float" office:value="89050" calcext:value-type="float">
            <text:p>89050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26" calcext:value-type="float">
            <text:p>26</text:p>
          </table:table-cell>
          <table:table-cell office:value-type="float" office:value="195" calcext:value-type="float">
            <text:p>195</text:p>
          </table:table-cell>
          <table:table-cell office:value-type="float" office:value="68250" calcext:value-type="float">
            <text:p>68250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33" calcext:value-type="float">
            <text:p>33</text:p>
          </table:table-cell>
          <table:table-cell office:value-type="float" office:value="200" calcext:value-type="float">
            <text:p>200</text:p>
          </table:table-cell>
          <table:table-cell office:value-type="float" office:value="86450" calcext:value-type="float">
            <text:p>86450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26" calcext:value-type="float">
            <text:p>26</text:p>
          </table:table-cell>
          <table:table-cell office:value-type="float" office:value="205" calcext:value-type="float">
            <text:p>205</text:p>
          </table:table-cell>
          <table:table-cell office:value-type="float" office:value="67600" calcext:value-type="float">
            <text:p>67600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32" calcext:value-type="float">
            <text:p>32</text:p>
          </table:table-cell>
          <table:table-cell office:value-type="float" office:value="210" calcext:value-type="float">
            <text:p>210</text:p>
          </table:table-cell>
          <table:table-cell office:value-type="float" office:value="85150" calcext:value-type="float">
            <text:p>85150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29" calcext:value-type="float">
            <text:p>29</text:p>
          </table:table-cell>
          <table:table-cell office:value-type="float" office:value="215" calcext:value-type="float">
            <text:p>215</text:p>
          </table:table-cell>
          <table:table-cell office:value-type="float" office:value="75400" calcext:value-type="float">
            <text:p>75400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30" calcext:value-type="float">
            <text:p>30</text:p>
          </table:table-cell>
          <table:table-cell office:value-type="float" office:value="220" calcext:value-type="float">
            <text:p>220</text:p>
          </table:table-cell>
          <table:table-cell office:value-type="float" office:value="79300" calcext:value-type="float">
            <text:p>79300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29" calcext:value-type="float">
            <text:p>29</text:p>
          </table:table-cell>
          <table:table-cell office:value-type="float" office:value="225" calcext:value-type="float">
            <text:p>225</text:p>
          </table:table-cell>
          <table:table-cell office:value-type="float" office:value="76700" calcext:value-type="float">
            <text:p>76700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28" calcext:value-type="float">
            <text:p>28</text:p>
          </table:table-cell>
          <table:table-cell office:value-type="float" office:value="230" calcext:value-type="float">
            <text:p>230</text:p>
          </table:table-cell>
          <table:table-cell office:value-type="float" office:value="74750" calcext:value-type="float">
            <text:p>74750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26" calcext:value-type="float">
            <text:p>26</text:p>
          </table:table-cell>
          <table:table-cell office:value-type="float" office:value="235" calcext:value-type="float">
            <text:p>235</text:p>
          </table:table-cell>
          <table:table-cell office:value-type="float" office:value="68900" calcext:value-type="float">
            <text:p>68900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27" calcext:value-type="float">
            <text:p>27</text:p>
          </table:table-cell>
          <table:table-cell office:value-type="float" office:value="240" calcext:value-type="float">
            <text:p>240</text:p>
          </table:table-cell>
          <table:table-cell office:value-type="float" office:value="72150" calcext:value-type="float">
            <text:p>72150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22" calcext:value-type="float">
            <text:p>22</text:p>
          </table:table-cell>
          <table:table-cell office:value-type="float" office:value="245" calcext:value-type="float">
            <text:p>245</text:p>
          </table:table-cell>
          <table:table-cell office:value-type="float" office:value="58410" calcext:value-type="float">
            <text:p>58410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26" calcext:value-type="float">
            <text:p>26</text:p>
          </table:table-cell>
          <table:table-cell office:value-type="float" office:value="250" calcext:value-type="float">
            <text:p>250</text:p>
          </table:table-cell>
          <table:table-cell office:value-type="float" office:value="68145" calcext:value-type="float">
            <text:p>68145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26" calcext:value-type="float">
            <text:p>26</text:p>
          </table:table-cell>
          <table:table-cell office:value-type="float" office:value="255" calcext:value-type="float">
            <text:p>255</text:p>
          </table:table-cell>
          <table:table-cell office:value-type="float" office:value="67496" calcext:value-type="float">
            <text:p>67496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100m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BattMax=69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Batt</text:p>
          </table:table-cell>
          <table:table-cell office:value-type="string" calcext:value-type="string">
            <text:p>ISola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MPP</text:p>
          </table:table-cell>
          <table:table-cell table:number-columns-repeated="6"/>
        </table:table-row>
        <table:table-row table:style-name="ro1">
          <table:table-cell office:value-type="float" office:value="638" calcext:value-type="float">
            <text:p>63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46" calcext:value-type="float">
            <text:p>646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584" calcext:value-type="float">
            <text:p>2584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4522" calcext:value-type="float">
            <text:p>4522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7106" calcext:value-type="float">
            <text:p>7106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10336" calcext:value-type="float">
            <text:p>10336</text:p>
          </table:table-cell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4234" calcext:value-type="float">
            <text:p>14234</text:p>
          </table:table-cell>
          <table:table-cell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18763" calcext:value-type="float">
            <text:p>18763</text:p>
          </table:table-cell>
          <table:table-cell office:value-type="float" office:value="35" calcext:value-type="float">
            <text:p>35</text:p>
          </table:table-cell>
          <table:table-cell table:number-columns-repeated="6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23939" calcext:value-type="float">
            <text:p>23939</text:p>
          </table:table-cell>
          <table:table-cell office:value-type="float" office:value="40" calcext:value-type="float">
            <text:p>40</text:p>
          </table:table-cell>
          <table:table-cell table:number-columns-repeated="6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office:value-type="float" office:value="29115" calcext:value-type="float">
            <text:p>29115</text:p>
          </table:table-cell>
          <table:table-cell office:value-type="float" office:value="45" calcext:value-type="float">
            <text:p>45</text:p>
          </table:table-cell>
          <table:table-cell table:number-columns-repeated="6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34992" calcext:value-type="float">
            <text:p>34992</text:p>
          </table:table-cell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6" calcext:value-type="float">
            <text:p>16</text:p>
          </table:table-cell>
          <table:table-cell office:value-type="float" office:value="55" calcext:value-type="float">
            <text:p>55</text:p>
          </table:table-cell>
          <table:table-cell office:value-type="float" office:value="41472" calcext:value-type="float">
            <text:p>41472</text:p>
          </table:table-cell>
          <table:table-cell office:value-type="float" office:value="55" calcext:value-type="float">
            <text:p>55</text:p>
          </table:table-cell>
          <table:table-cell table:number-columns-repeated="6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48600" calcext:value-type="float">
            <text:p>48600</text:p>
          </table:table-cell>
          <table:table-cell office:value-type="float" office:value="60" calcext:value-type="float">
            <text:p>60</text:p>
          </table:table-cell>
          <table:table-cell table:number-columns-repeated="6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21" calcext:value-type="float">
            <text:p>21</text:p>
          </table:table-cell>
          <table:table-cell office:value-type="float" office:value="65" calcext:value-type="float">
            <text:p>65</text:p>
          </table:table-cell>
          <table:table-cell office:value-type="float" office:value="56376" calcext:value-type="float">
            <text:p>56376</text:p>
          </table:table-cell>
          <table:table-cell office:value-type="float" office:value="65" calcext:value-type="float">
            <text:p>65</text:p>
          </table:table-cell>
          <table:table-cell table:number-columns-repeated="6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24" calcext:value-type="float">
            <text:p>24</text:p>
          </table:table-cell>
          <table:table-cell office:value-type="float" office:value="70" calcext:value-type="float">
            <text:p>70</text:p>
          </table:table-cell>
          <table:table-cell office:value-type="float" office:value="64251" calcext:value-type="float">
            <text:p>64251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28" calcext:value-type="float">
            <text:p>28</text:p>
          </table:table-cell>
          <table:table-cell office:value-type="float" office:value="75" calcext:value-type="float">
            <text:p>75</text:p>
          </table:table-cell>
          <table:table-cell office:value-type="float" office:value="72688" calcext:value-type="float">
            <text:p>72688</text:p>
          </table:table-cell>
          <table:table-cell office:value-type="float" office:value="75" calcext:value-type="float">
            <text:p>75</text:p>
          </table:table-cell>
          <table:table-cell table:number-columns-repeated="6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31" calcext:value-type="float">
            <text:p>31</text:p>
          </table:table-cell>
          <table:table-cell office:value-type="float" office:value="80" calcext:value-type="float">
            <text:p>80</text:p>
          </table:table-cell>
          <table:table-cell office:value-type="float" office:value="82550" calcext:value-type="float">
            <text:p>82550</text:p>
          </table:table-cell>
          <table:table-cell office:value-type="float" office:value="80" calcext:value-type="float">
            <text:p>80</text:p>
          </table:table-cell>
          <table:table-cell table:number-columns-repeated="6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262655" calcext:value-type="float">
            <text:p>262655</text:p>
          </table:table-cell>
          <table:table-cell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113" calcext:value-type="float">
            <text:p>113</text:p>
          </table:table-cell>
          <table:table-cell office:value-type="float" office:value="90" calcext:value-type="float">
            <text:p>90</text:p>
          </table:table-cell>
          <table:table-cell office:value-type="float" office:value="296964" calcext:value-type="float">
            <text:p>296964</text:p>
          </table:table-cell>
          <table:table-cell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117" calcext:value-type="float">
            <text:p>117</text:p>
          </table:table-cell>
          <table:table-cell office:value-type="float" office:value="95" calcext:value-type="float">
            <text:p>95</text:p>
          </table:table-cell>
          <table:table-cell office:value-type="float" office:value="309730" calcext:value-type="float">
            <text:p>309730</text:p>
          </table:table-cell>
          <table:table-cell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304920" calcext:value-type="float">
            <text:p>304920</text:p>
          </table:table-cell>
          <table:table-cell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112" calcext:value-type="float">
            <text:p>112</text:p>
          </table:table-cell>
          <table:table-cell office:value-type="float" office:value="105" calcext:value-type="float">
            <text:p>105</text:p>
          </table:table-cell>
          <table:table-cell office:value-type="float" office:value="297660" calcext:value-type="float">
            <text:p>297660</text:p>
          </table:table-cell>
          <table:table-cell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289080" calcext:value-type="float">
            <text:p>289080</text:p>
          </table:table-cell>
          <table:table-cell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106" calcext:value-type="float">
            <text:p>106</text:p>
          </table:table-cell>
          <table:table-cell office:value-type="float" office:value="115" calcext:value-type="float">
            <text:p>115</text:p>
          </table:table-cell>
          <table:table-cell office:value-type="float" office:value="281820" calcext:value-type="float">
            <text:p>281820</text:p>
          </table:table-cell>
          <table:table-cell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102" calcext:value-type="float">
            <text:p>102</text:p>
          </table:table-cell>
          <table:table-cell office:value-type="float" office:value="120" calcext:value-type="float">
            <text:p>120</text:p>
          </table:table-cell>
          <table:table-cell office:value-type="float" office:value="270600" calcext:value-type="float">
            <text:p>270600</text:p>
          </table:table-cell>
          <table:table-cell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99" calcext:value-type="float">
            <text:p>99</text:p>
          </table:table-cell>
          <table:table-cell office:value-type="float" office:value="125" calcext:value-type="float">
            <text:p>125</text:p>
          </table:table-cell>
          <table:table-cell office:value-type="float" office:value="260964" calcext:value-type="float">
            <text:p>260964</text:p>
          </table:table-cell>
          <table:table-cell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93" calcext:value-type="float">
            <text:p>93</text:p>
          </table:table-cell>
          <table:table-cell office:value-type="float" office:value="130" calcext:value-type="float">
            <text:p>130</text:p>
          </table:table-cell>
          <table:table-cell office:value-type="float" office:value="245148" calcext:value-type="float">
            <text:p>245148</text:p>
          </table:table-cell>
          <table:table-cell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93" calcext:value-type="float">
            <text:p>93</text:p>
          </table:table-cell>
          <table:table-cell office:value-type="float" office:value="135" calcext:value-type="float">
            <text:p>135</text:p>
          </table:table-cell>
          <table:table-cell office:value-type="float" office:value="246466" calcext:value-type="float">
            <text:p>246466</text:p>
          </table:table-cell>
          <table:table-cell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87" calcext:value-type="float">
            <text:p>87</text:p>
          </table:table-cell>
          <table:table-cell office:value-type="float" office:value="140" calcext:value-type="float">
            <text:p>140</text:p>
          </table:table-cell>
          <table:table-cell office:value-type="float" office:value="229991" calcext:value-type="float">
            <text:p>229991</text:p>
          </table:table-cell>
          <table:table-cell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88" calcext:value-type="float">
            <text:p>88</text:p>
          </table:table-cell>
          <table:table-cell office:value-type="float" office:value="145" calcext:value-type="float">
            <text:p>145</text:p>
          </table:table-cell>
          <table:table-cell office:value-type="float" office:value="231968" calcext:value-type="float">
            <text:p>231968</text:p>
          </table:table-cell>
          <table:table-cell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84" calcext:value-type="float">
            <text:p>84</text:p>
          </table:table-cell>
          <table:table-cell office:value-type="float" office:value="150" calcext:value-type="float">
            <text:p>150</text:p>
          </table:table-cell>
          <table:table-cell office:value-type="float" office:value="221088" calcext:value-type="float">
            <text:p>221088</text:p>
          </table:table-cell>
          <table:table-cell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81" calcext:value-type="float">
            <text:p>81</text:p>
          </table:table-cell>
          <table:table-cell office:value-type="float" office:value="155" calcext:value-type="float">
            <text:p>155</text:p>
          </table:table-cell>
          <table:table-cell office:value-type="float" office:value="214508" calcext:value-type="float">
            <text:p>214508</text:p>
          </table:table-cell>
          <table:table-cell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79" calcext:value-type="float">
            <text:p>79</text:p>
          </table:table-cell>
          <table:table-cell office:value-type="float" office:value="160" calcext:value-type="float">
            <text:p>160</text:p>
          </table:table-cell>
          <table:table-cell office:value-type="float" office:value="207928" calcext:value-type="float">
            <text:p>207928</text:p>
          </table:table-cell>
          <table:table-cell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76" calcext:value-type="float">
            <text:p>76</text:p>
          </table:table-cell>
          <table:table-cell office:value-type="float" office:value="165" calcext:value-type="float">
            <text:p>165</text:p>
          </table:table-cell>
          <table:table-cell office:value-type="float" office:value="201348" calcext:value-type="float">
            <text:p>201348</text:p>
          </table:table-cell>
          <table:table-cell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76" calcext:value-type="float">
            <text:p>76</text:p>
          </table:table-cell>
          <table:table-cell office:value-type="float" office:value="170" calcext:value-type="float">
            <text:p>170</text:p>
          </table:table-cell>
          <table:table-cell office:value-type="float" office:value="200690" calcext:value-type="float">
            <text:p>200690</text:p>
          </table:table-cell>
          <table:table-cell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72" calcext:value-type="float">
            <text:p>72</text:p>
          </table:table-cell>
          <table:table-cell office:value-type="float" office:value="175" calcext:value-type="float">
            <text:p>175</text:p>
          </table:table-cell>
          <table:table-cell office:value-type="float" office:value="189216" calcext:value-type="float">
            <text:p>189216</text:p>
          </table:table-cell>
          <table:table-cell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185931" calcext:value-type="float">
            <text:p>185931</text:p>
          </table:table-cell>
          <table:table-cell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68" calcext:value-type="float">
            <text:p>68</text:p>
          </table:table-cell>
          <table:table-cell office:value-type="float" office:value="185" calcext:value-type="float">
            <text:p>185</text:p>
          </table:table-cell>
          <table:table-cell office:value-type="float" office:value="180018" calcext:value-type="float">
            <text:p>180018</text:p>
          </table:table-cell>
          <table:table-cell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67" calcext:value-type="float">
            <text:p>67</text:p>
          </table:table-cell>
          <table:table-cell office:value-type="float" office:value="190" calcext:value-type="float">
            <text:p>190</text:p>
          </table:table-cell>
          <table:table-cell office:value-type="float" office:value="176076" calcext:value-type="float">
            <text:p>176076</text:p>
          </table:table-cell>
          <table:table-cell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66" calcext:value-type="float">
            <text:p>66</text:p>
          </table:table-cell>
          <table:table-cell office:value-type="float" office:value="195" calcext:value-type="float">
            <text:p>195</text:p>
          </table:table-cell>
          <table:table-cell office:value-type="float" office:value="175419" calcext:value-type="float">
            <text:p>175419</text:p>
          </table:table-cell>
          <table:table-cell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62" calcext:value-type="float">
            <text:p>62</text:p>
          </table:table-cell>
          <table:table-cell office:value-type="float" office:value="200" calcext:value-type="float">
            <text:p>200</text:p>
          </table:table-cell>
          <table:table-cell office:value-type="float" office:value="164656" calcext:value-type="float">
            <text:p>164656</text:p>
          </table:table-cell>
          <table:table-cell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63" calcext:value-type="float">
            <text:p>63</text:p>
          </table:table-cell>
          <table:table-cell office:value-type="float" office:value="205" calcext:value-type="float">
            <text:p>205</text:p>
          </table:table-cell>
          <table:table-cell office:value-type="float" office:value="166624" calcext:value-type="float">
            <text:p>166624</text:p>
          </table:table-cell>
          <table:table-cell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60" calcext:value-type="float">
            <text:p>60</text:p>
          </table:table-cell>
          <table:table-cell office:value-type="float" office:value="210" calcext:value-type="float">
            <text:p>210</text:p>
          </table:table-cell>
          <table:table-cell office:value-type="float" office:value="157440" calcext:value-type="float">
            <text:p>157440</text:p>
          </table:table-cell>
          <table:table-cell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59" calcext:value-type="float">
            <text:p>59</text:p>
          </table:table-cell>
          <table:table-cell office:value-type="float" office:value="215" calcext:value-type="float">
            <text:p>215</text:p>
          </table:table-cell>
          <table:table-cell office:value-type="float" office:value="156128" calcext:value-type="float">
            <text:p>156128</text:p>
          </table:table-cell>
          <table:table-cell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58" calcext:value-type="float">
            <text:p>58</text:p>
          </table:table-cell>
          <table:table-cell office:value-type="float" office:value="220" calcext:value-type="float">
            <text:p>220</text:p>
          </table:table-cell>
          <table:table-cell office:value-type="float" office:value="152848" calcext:value-type="float">
            <text:p>152848</text:p>
          </table:table-cell>
          <table:table-cell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56" calcext:value-type="float">
            <text:p>56</text:p>
          </table:table-cell>
          <table:table-cell office:value-type="float" office:value="225" calcext:value-type="float">
            <text:p>225</text:p>
          </table:table-cell>
          <table:table-cell office:value-type="float" office:value="148912" calcext:value-type="float">
            <text:p>148912</text:p>
          </table:table-cell>
          <table:table-cell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57" calcext:value-type="float">
            <text:p>57</text:p>
          </table:table-cell>
          <table:table-cell office:value-type="float" office:value="230" calcext:value-type="float">
            <text:p>230</text:p>
          </table:table-cell>
          <table:table-cell office:value-type="float" office:value="149340" calcext:value-type="float">
            <text:p>149340</text:p>
          </table:table-cell>
          <table:table-cell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54" calcext:value-type="float">
            <text:p>54</text:p>
          </table:table-cell>
          <table:table-cell office:value-type="float" office:value="235" calcext:value-type="float">
            <text:p>235</text:p>
          </table:table-cell>
          <table:table-cell office:value-type="float" office:value="142135" calcext:value-type="float">
            <text:p>142135</text:p>
          </table:table-cell>
          <table:table-cell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53" calcext:value-type="float">
            <text:p>53</text:p>
          </table:table-cell>
          <table:table-cell office:value-type="float" office:value="240" calcext:value-type="float">
            <text:p>240</text:p>
          </table:table-cell>
          <table:table-cell office:value-type="float" office:value="140170" calcext:value-type="float">
            <text:p>140170</text:p>
          </table:table-cell>
          <table:table-cell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52" calcext:value-type="float">
            <text:p>52</text:p>
          </table:table-cell>
          <table:table-cell office:value-type="float" office:value="245" calcext:value-type="float">
            <text:p>245</text:p>
          </table:table-cell>
          <table:table-cell office:value-type="float" office:value="137550" calcext:value-type="float">
            <text:p>137550</text:p>
          </table:table-cell>
          <table:table-cell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51" calcext:value-type="float">
            <text:p>51</text:p>
          </table:table-cell>
          <table:table-cell office:value-type="float" office:value="250" calcext:value-type="float">
            <text:p>250</text:p>
          </table:table-cell>
          <table:table-cell office:value-type="float" office:value="135585" calcext:value-type="float">
            <text:p>135585</text:p>
          </table:table-cell>
          <table:table-cell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52" calcext:value-type="float">
            <text:p>52</text:p>
          </table:table-cell>
          <table:table-cell office:value-type="float" office:value="255" calcext:value-type="float">
            <text:p>255</text:p>
          </table:table-cell>
          <table:table-cell office:value-type="float" office:value="136895" calcext:value-type="float">
            <text:p>136895</text:p>
          </table:table-cell>
          <table:table-cell office:value-type="float" office:value="95" calcext:value-type="float">
            <text:p>95</text:p>
          </table:table-cell>
          <table:table-cell table:number-columns-repeated="6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150m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BattMax=69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Batt</text:p>
          </table:table-cell>
          <table:table-cell office:value-type="string" calcext:value-type="string">
            <text:p>ISola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MPP</text:p>
          </table:table-cell>
          <table:table-cell table:number-columns-repeated="6"/>
        </table:table-row>
        <table:table-row table:style-name="ro1">
          <table:table-cell office:value-type="float" office:value="637" calcext:value-type="float">
            <text:p>63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45" calcext:value-type="float">
            <text:p>645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580" calcext:value-type="float">
            <text:p>2580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4515" calcext:value-type="float">
            <text:p>4515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7095" calcext:value-type="float">
            <text:p>7095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10320" calcext:value-type="float">
            <text:p>10320</text:p>
          </table:table-cell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4212" calcext:value-type="float">
            <text:p>14212</text:p>
          </table:table-cell>
          <table:table-cell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18734" calcext:value-type="float">
            <text:p>18734</text:p>
          </table:table-cell>
          <table:table-cell office:value-type="float" office:value="35" calcext:value-type="float">
            <text:p>35</text:p>
          </table:table-cell>
          <table:table-cell table:number-columns-repeated="6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23902" calcext:value-type="float">
            <text:p>23902</text:p>
          </table:table-cell>
          <table:table-cell office:value-type="float" office:value="40" calcext:value-type="float">
            <text:p>40</text:p>
          </table:table-cell>
          <table:table-cell table:number-columns-repeated="6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office:value-type="float" office:value="29070" calcext:value-type="float">
            <text:p>29070</text:p>
          </table:table-cell>
          <table:table-cell office:value-type="float" office:value="45" calcext:value-type="float">
            <text:p>45</text:p>
          </table:table-cell>
          <table:table-cell table:number-columns-repeated="6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34884" calcext:value-type="float">
            <text:p>34884</text:p>
          </table:table-cell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16" calcext:value-type="float">
            <text:p>16</text:p>
          </table:table-cell>
          <table:table-cell office:value-type="float" office:value="55" calcext:value-type="float">
            <text:p>55</text:p>
          </table:table-cell>
          <table:table-cell office:value-type="float" office:value="41408" calcext:value-type="float">
            <text:p>41408</text:p>
          </table:table-cell>
          <table:table-cell office:value-type="float" office:value="55" calcext:value-type="float">
            <text:p>55</text:p>
          </table:table-cell>
          <table:table-cell table:number-columns-repeated="6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48525" calcext:value-type="float">
            <text:p>48525</text:p>
          </table:table-cell>
          <table:table-cell office:value-type="float" office:value="60" calcext:value-type="float">
            <text:p>60</text:p>
          </table:table-cell>
          <table:table-cell table:number-columns-repeated="6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21" calcext:value-type="float">
            <text:p>21</text:p>
          </table:table-cell>
          <table:table-cell office:value-type="float" office:value="65" calcext:value-type="float">
            <text:p>65</text:p>
          </table:table-cell>
          <table:table-cell office:value-type="float" office:value="56289" calcext:value-type="float">
            <text:p>56289</text:p>
          </table:table-cell>
          <table:table-cell office:value-type="float" office:value="65" calcext:value-type="float">
            <text:p>65</text:p>
          </table:table-cell>
          <table:table-cell table:number-columns-repeated="6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24" calcext:value-type="float">
            <text:p>24</text:p>
          </table:table-cell>
          <table:table-cell office:value-type="float" office:value="70" calcext:value-type="float">
            <text:p>70</text:p>
          </table:table-cell>
          <table:table-cell office:value-type="float" office:value="64152" calcext:value-type="float">
            <text:p>64152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28" calcext:value-type="float">
            <text:p>28</text:p>
          </table:table-cell>
          <table:table-cell office:value-type="float" office:value="75" calcext:value-type="float">
            <text:p>75</text:p>
          </table:table-cell>
          <table:table-cell office:value-type="float" office:value="72576" calcext:value-type="float">
            <text:p>72576</text:p>
          </table:table-cell>
          <table:table-cell office:value-type="float" office:value="75" calcext:value-type="float">
            <text:p>75</text:p>
          </table:table-cell>
          <table:table-cell table:number-columns-repeated="6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31" calcext:value-type="float">
            <text:p>31</text:p>
          </table:table-cell>
          <table:table-cell office:value-type="float" office:value="80" calcext:value-type="float">
            <text:p>80</text:p>
          </table:table-cell>
          <table:table-cell office:value-type="float" office:value="82296" calcext:value-type="float">
            <text:p>82296</text:p>
          </table:table-cell>
          <table:table-cell office:value-type="float" office:value="80" calcext:value-type="float">
            <text:p>80</text:p>
          </table:table-cell>
          <table:table-cell table:number-columns-repeated="6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45" calcext:value-type="float">
            <text:p>145</text:p>
          </table:table-cell>
          <table:table-cell office:value-type="float" office:value="85" calcext:value-type="float">
            <text:p>85</text:p>
          </table:table-cell>
          <table:table-cell office:value-type="float" office:value="381640" calcext:value-type="float">
            <text:p>381640</text:p>
          </table:table-cell>
          <table:table-cell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171" calcext:value-type="float">
            <text:p>171</text:p>
          </table:table-cell>
          <table:table-cell office:value-type="float" office:value="90" calcext:value-type="float">
            <text:p>90</text:p>
          </table:table-cell>
          <table:table-cell office:value-type="float" office:value="453470" calcext:value-type="float">
            <text:p>453470</text:p>
          </table:table-cell>
          <table:table-cell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175" calcext:value-type="float">
            <text:p>175</text:p>
          </table:table-cell>
          <table:table-cell office:value-type="float" office:value="95" calcext:value-type="float">
            <text:p>95</text:p>
          </table:table-cell>
          <table:table-cell office:value-type="float" office:value="465500" calcext:value-type="float">
            <text:p>465500</text:p>
          </table:table-cell>
          <table:table-cell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171" calcext:value-type="float">
            <text:p>171</text:p>
          </table:table-cell>
          <table:table-cell office:value-type="float" office:value="100" calcext:value-type="float">
            <text:p>100</text:p>
          </table:table-cell>
          <table:table-cell office:value-type="float" office:value="456895" calcext:value-type="float">
            <text:p>456895</text:p>
          </table:table-cell>
          <table:table-cell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168" calcext:value-type="float">
            <text:p>168</text:p>
          </table:table-cell>
          <table:table-cell office:value-type="float" office:value="105" calcext:value-type="float">
            <text:p>105</text:p>
          </table:table-cell>
          <table:table-cell office:value-type="float" office:value="450906" calcext:value-type="float">
            <text:p>450906</text:p>
          </table:table-cell>
          <table:table-cell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161" calcext:value-type="float">
            <text:p>161</text:p>
          </table:table-cell>
          <table:table-cell office:value-type="float" office:value="110" calcext:value-type="float">
            <text:p>110</text:p>
          </table:table-cell>
          <table:table-cell office:value-type="float" office:value="432820" calcext:value-type="float">
            <text:p>432820</text:p>
          </table:table-cell>
          <table:table-cell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157" calcext:value-type="float">
            <text:p>157</text:p>
          </table:table-cell>
          <table:table-cell office:value-type="float" office:value="115" calcext:value-type="float">
            <text:p>115</text:p>
          </table:table-cell>
          <table:table-cell office:value-type="float" office:value="422730" calcext:value-type="float">
            <text:p>422730</text:p>
          </table:table-cell>
          <table:table-cell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150" calcext:value-type="float">
            <text:p>150</text:p>
          </table:table-cell>
          <table:table-cell office:value-type="float" office:value="120" calcext:value-type="float">
            <text:p>120</text:p>
          </table:table-cell>
          <table:table-cell office:value-type="float" office:value="404613" calcext:value-type="float">
            <text:p>404613</text:p>
          </table:table-cell>
          <table:table-cell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145" calcext:value-type="float">
            <text:p>145</text:p>
          </table:table-cell>
          <table:table-cell office:value-type="float" office:value="125" calcext:value-type="float">
            <text:p>125</text:p>
          </table:table-cell>
          <table:table-cell office:value-type="float" office:value="391193" calcext:value-type="float">
            <text:p>391193</text:p>
          </table:table-cell>
          <table:table-cell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141" calcext:value-type="float">
            <text:p>141</text:p>
          </table:table-cell>
          <table:table-cell office:value-type="float" office:value="130" calcext:value-type="float">
            <text:p>130</text:p>
          </table:table-cell>
          <table:table-cell office:value-type="float" office:value="379008" calcext:value-type="float">
            <text:p>379008</text:p>
          </table:table-cell>
          <table:table-cell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office:value-type="float" office:value="663" calcext:value-type="float">
            <text:p>663</text:p>
          </table:table-cell>
          <table:table-cell table:number-columns-repeated="2" office:value-type="float" office:value="135" calcext:value-type="float">
            <text:p>135</text:p>
          </table:table-cell>
          <table:table-cell office:value-type="float" office:value="363011" calcext:value-type="float">
            <text:p>363011</text:p>
          </table:table-cell>
          <table:table-cell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132" calcext:value-type="float">
            <text:p>132</text:p>
          </table:table-cell>
          <table:table-cell office:value-type="float" office:value="140" calcext:value-type="float">
            <text:p>140</text:p>
          </table:table-cell>
          <table:table-cell office:value-type="float" office:value="356301" calcext:value-type="float">
            <text:p>356301</text:p>
          </table:table-cell>
          <table:table-cell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126" calcext:value-type="float">
            <text:p>126</text:p>
          </table:table-cell>
          <table:table-cell office:value-type="float" office:value="145" calcext:value-type="float">
            <text:p>145</text:p>
          </table:table-cell>
          <table:table-cell office:value-type="float" office:value="338184" calcext:value-type="float">
            <text:p>338184</text:p>
          </table:table-cell>
          <table:table-cell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124" calcext:value-type="float">
            <text:p>124</text:p>
          </table:table-cell>
          <table:table-cell office:value-type="float" office:value="150" calcext:value-type="float">
            <text:p>150</text:p>
          </table:table-cell>
          <table:table-cell office:value-type="float" office:value="334829" calcext:value-type="float">
            <text:p>334829</text:p>
          </table:table-cell>
          <table:table-cell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118" calcext:value-type="float">
            <text:p>118</text:p>
          </table:table-cell>
          <table:table-cell office:value-type="float" office:value="155" calcext:value-type="float">
            <text:p>155</text:p>
          </table:table-cell>
          <table:table-cell office:value-type="float" office:value="316910" calcext:value-type="float">
            <text:p>316910</text:p>
          </table:table-cell>
          <table:table-cell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118" calcext:value-type="float">
            <text:p>118</text:p>
          </table:table-cell>
          <table:table-cell office:value-type="float" office:value="160" calcext:value-type="float">
            <text:p>160</text:p>
          </table:table-cell>
          <table:table-cell office:value-type="float" office:value="316910" calcext:value-type="float">
            <text:p>316910</text:p>
          </table:table-cell>
          <table:table-cell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111" calcext:value-type="float">
            <text:p>111</text:p>
          </table:table-cell>
          <table:table-cell office:value-type="float" office:value="165" calcext:value-type="float">
            <text:p>165</text:p>
          </table:table-cell>
          <table:table-cell office:value-type="float" office:value="298374" calcext:value-type="float">
            <text:p>298374</text:p>
          </table:table-cell>
          <table:table-cell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111" calcext:value-type="float">
            <text:p>111</text:p>
          </table:table-cell>
          <table:table-cell office:value-type="float" office:value="170" calcext:value-type="float">
            <text:p>170</text:p>
          </table:table-cell>
          <table:table-cell office:value-type="float" office:value="298374" calcext:value-type="float">
            <text:p>298374</text:p>
          </table:table-cell>
          <table:table-cell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105" calcext:value-type="float">
            <text:p>105</text:p>
          </table:table-cell>
          <table:table-cell office:value-type="float" office:value="175" calcext:value-type="float">
            <text:p>175</text:p>
          </table:table-cell>
          <table:table-cell office:value-type="float" office:value="282564" calcext:value-type="float">
            <text:p>282564</text:p>
          </table:table-cell>
          <table:table-cell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105" calcext:value-type="float">
            <text:p>105</text:p>
          </table:table-cell>
          <table:table-cell office:value-type="float" office:value="180" calcext:value-type="float">
            <text:p>180</text:p>
          </table:table-cell>
          <table:table-cell office:value-type="float" office:value="280807" calcext:value-type="float">
            <text:p>280807</text:p>
          </table:table-cell>
          <table:table-cell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100" calcext:value-type="float">
            <text:p>100</text:p>
          </table:table-cell>
          <table:table-cell office:value-type="float" office:value="185" calcext:value-type="float">
            <text:p>185</text:p>
          </table:table-cell>
          <table:table-cell office:value-type="float" office:value="268398" calcext:value-type="float">
            <text:p>268398</text:p>
          </table:table-cell>
          <table:table-cell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100" calcext:value-type="float">
            <text:p>100</text:p>
          </table:table-cell>
          <table:table-cell office:value-type="float" office:value="190" calcext:value-type="float">
            <text:p>190</text:p>
          </table:table-cell>
          <table:table-cell office:value-type="float" office:value="266400" calcext:value-type="float">
            <text:p>266400</text:p>
          </table:table-cell>
          <table:table-cell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96" calcext:value-type="float">
            <text:p>96</text:p>
          </table:table-cell>
          <table:table-cell office:value-type="float" office:value="195" calcext:value-type="float">
            <text:p>195</text:p>
          </table:table-cell>
          <table:table-cell office:value-type="float" office:value="255360" calcext:value-type="float">
            <text:p>255360</text:p>
          </table:table-cell>
          <table:table-cell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95" calcext:value-type="float">
            <text:p>95</text:p>
          </table:table-cell>
          <table:table-cell office:value-type="float" office:value="200" calcext:value-type="float">
            <text:p>200</text:p>
          </table:table-cell>
          <table:table-cell office:value-type="float" office:value="252984" calcext:value-type="float">
            <text:p>252984</text:p>
          </table:table-cell>
          <table:table-cell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90" calcext:value-type="float">
            <text:p>90</text:p>
          </table:table-cell>
          <table:table-cell office:value-type="float" office:value="205" calcext:value-type="float">
            <text:p>205</text:p>
          </table:table-cell>
          <table:table-cell office:value-type="float" office:value="240669" calcext:value-type="float">
            <text:p>240669</text:p>
          </table:table-cell>
          <table:table-cell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89" calcext:value-type="float">
            <text:p>89</text:p>
          </table:table-cell>
          <table:table-cell office:value-type="float" office:value="210" calcext:value-type="float">
            <text:p>210</text:p>
          </table:table-cell>
          <table:table-cell office:value-type="float" office:value="238017" calcext:value-type="float">
            <text:p>238017</text:p>
          </table:table-cell>
          <table:table-cell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86" calcext:value-type="float">
            <text:p>86</text:p>
          </table:table-cell>
          <table:table-cell office:value-type="float" office:value="215" calcext:value-type="float">
            <text:p>215</text:p>
          </table:table-cell>
          <table:table-cell office:value-type="float" office:value="229052" calcext:value-type="float">
            <text:p>229052</text:p>
          </table:table-cell>
          <table:table-cell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85" calcext:value-type="float">
            <text:p>85</text:p>
          </table:table-cell>
          <table:table-cell office:value-type="float" office:value="220" calcext:value-type="float">
            <text:p>220</text:p>
          </table:table-cell>
          <table:table-cell office:value-type="float" office:value="225080" calcext:value-type="float">
            <text:p>225080</text:p>
          </table:table-cell>
          <table:table-cell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85" calcext:value-type="float">
            <text:p>85</text:p>
          </table:table-cell>
          <table:table-cell office:value-type="float" office:value="225" calcext:value-type="float">
            <text:p>225</text:p>
          </table:table-cell>
          <table:table-cell office:value-type="float" office:value="224740" calcext:value-type="float">
            <text:p>224740</text:p>
          </table:table-cell>
          <table:table-cell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81" calcext:value-type="float">
            <text:p>81</text:p>
          </table:table-cell>
          <table:table-cell office:value-type="float" office:value="230" calcext:value-type="float">
            <text:p>230</text:p>
          </table:table-cell>
          <table:table-cell office:value-type="float" office:value="215486" calcext:value-type="float">
            <text:p>215486</text:p>
          </table:table-cell>
          <table:table-cell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80" calcext:value-type="float">
            <text:p>80</text:p>
          </table:table-cell>
          <table:table-cell office:value-type="float" office:value="235" calcext:value-type="float">
            <text:p>235</text:p>
          </table:table-cell>
          <table:table-cell office:value-type="float" office:value="213503" calcext:value-type="float">
            <text:p>213503</text:p>
          </table:table-cell>
          <table:table-cell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77" calcext:value-type="float">
            <text:p>77</text:p>
          </table:table-cell>
          <table:table-cell office:value-type="float" office:value="240" calcext:value-type="float">
            <text:p>240</text:p>
          </table:table-cell>
          <table:table-cell office:value-type="float" office:value="204600" calcext:value-type="float">
            <text:p>204600</text:p>
          </table:table-cell>
          <table:table-cell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76" calcext:value-type="float">
            <text:p>76</text:p>
          </table:table-cell>
          <table:table-cell office:value-type="float" office:value="245" calcext:value-type="float">
            <text:p>245</text:p>
          </table:table-cell>
          <table:table-cell office:value-type="float" office:value="201960" calcext:value-type="float">
            <text:p>201960</text:p>
          </table:table-cell>
          <table:table-cell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76" calcext:value-type="float">
            <text:p>76</text:p>
          </table:table-cell>
          <table:table-cell office:value-type="float" office:value="250" calcext:value-type="float">
            <text:p>250</text:p>
          </table:table-cell>
          <table:table-cell office:value-type="float" office:value="201654" calcext:value-type="float">
            <text:p>201654</text:p>
          </table:table-cell>
          <table:table-cell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75" calcext:value-type="float">
            <text:p>75</text:p>
          </table:table-cell>
          <table:table-cell office:value-type="float" office:value="255" calcext:value-type="float">
            <text:p>255</text:p>
          </table:table-cell>
          <table:table-cell office:value-type="float" office:value="199018" calcext:value-type="float">
            <text:p>199018</text:p>
          </table:table-cell>
          <table:table-cell office:value-type="float" office:value="95" calcext:value-type="float">
            <text:p>95</text:p>
          </table:table-cell>
          <table:table-cell table:number-columns-repeated="6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200m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BattMax=69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Batt</text:p>
          </table:table-cell>
          <table:table-cell office:value-type="string" calcext:value-type="string">
            <text:p>ISola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MPP</text:p>
          </table:table-cell>
          <table:table-cell table:number-columns-repeated="6"/>
        </table:table-row>
        <table:table-row table:style-name="ro1">
          <table:table-cell office:value-type="float" office:value="637" calcext:value-type="float">
            <text:p>63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45" calcext:value-type="float">
            <text:p>645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580" calcext:value-type="float">
            <text:p>2580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4515" calcext:value-type="float">
            <text:p>4515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7095" calcext:value-type="float">
            <text:p>7095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10320" calcext:value-type="float">
            <text:p>10320</text:p>
          </table:table-cell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4190" calcext:value-type="float">
            <text:p>14190</text:p>
          </table:table-cell>
          <table:table-cell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18705" calcext:value-type="float">
            <text:p>18705</text:p>
          </table:table-cell>
          <table:table-cell office:value-type="float" office:value="35" calcext:value-type="float">
            <text:p>35</text:p>
          </table:table-cell>
          <table:table-cell table:number-columns-repeated="6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23902" calcext:value-type="float">
            <text:p>23902</text:p>
          </table:table-cell>
          <table:table-cell office:value-type="float" office:value="40" calcext:value-type="float">
            <text:p>40</text:p>
          </table:table-cell>
          <table:table-cell table:number-columns-repeated="6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office:value-type="float" office:value="29070" calcext:value-type="float">
            <text:p>29070</text:p>
          </table:table-cell>
          <table:table-cell office:value-type="float" office:value="45" calcext:value-type="float">
            <text:p>45</text:p>
          </table:table-cell>
          <table:table-cell table:number-columns-repeated="6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34884" calcext:value-type="float">
            <text:p>34884</text:p>
          </table:table-cell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16" calcext:value-type="float">
            <text:p>16</text:p>
          </table:table-cell>
          <table:table-cell office:value-type="float" office:value="55" calcext:value-type="float">
            <text:p>55</text:p>
          </table:table-cell>
          <table:table-cell office:value-type="float" office:value="41344" calcext:value-type="float">
            <text:p>41344</text:p>
          </table:table-cell>
          <table:table-cell office:value-type="float" office:value="55" calcext:value-type="float">
            <text:p>55</text:p>
          </table:table-cell>
          <table:table-cell table:number-columns-repeated="6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48525" calcext:value-type="float">
            <text:p>48525</text:p>
          </table:table-cell>
          <table:table-cell office:value-type="float" office:value="60" calcext:value-type="float">
            <text:p>60</text:p>
          </table:table-cell>
          <table:table-cell table:number-columns-repeated="6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21" calcext:value-type="float">
            <text:p>21</text:p>
          </table:table-cell>
          <table:table-cell office:value-type="float" office:value="65" calcext:value-type="float">
            <text:p>65</text:p>
          </table:table-cell>
          <table:table-cell office:value-type="float" office:value="56289" calcext:value-type="float">
            <text:p>56289</text:p>
          </table:table-cell>
          <table:table-cell office:value-type="float" office:value="65" calcext:value-type="float">
            <text:p>65</text:p>
          </table:table-cell>
          <table:table-cell table:number-columns-repeated="6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24" calcext:value-type="float">
            <text:p>24</text:p>
          </table:table-cell>
          <table:table-cell office:value-type="float" office:value="70" calcext:value-type="float">
            <text:p>70</text:p>
          </table:table-cell>
          <table:table-cell office:value-type="float" office:value="64053" calcext:value-type="float">
            <text:p>64053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28" calcext:value-type="float">
            <text:p>28</text:p>
          </table:table-cell>
          <table:table-cell office:value-type="float" office:value="75" calcext:value-type="float">
            <text:p>75</text:p>
          </table:table-cell>
          <table:table-cell office:value-type="float" office:value="73224" calcext:value-type="float">
            <text:p>73224</text:p>
          </table:table-cell>
          <table:table-cell office:value-type="float" office:value="75" calcext:value-type="float">
            <text:p>75</text:p>
          </table:table-cell>
          <table:table-cell table:number-columns-repeated="6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31" calcext:value-type="float">
            <text:p>31</text:p>
          </table:table-cell>
          <table:table-cell office:value-type="float" office:value="80" calcext:value-type="float">
            <text:p>80</text:p>
          </table:table-cell>
          <table:table-cell office:value-type="float" office:value="82296" calcext:value-type="float">
            <text:p>82296</text:p>
          </table:table-cell>
          <table:table-cell office:value-type="float" office:value="80" calcext:value-type="float">
            <text:p>80</text:p>
          </table:table-cell>
          <table:table-cell table:number-columns-repeated="6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46" calcext:value-type="float">
            <text:p>146</text:p>
          </table:table-cell>
          <table:table-cell office:value-type="float" office:value="85" calcext:value-type="float">
            <text:p>85</text:p>
          </table:table-cell>
          <table:table-cell office:value-type="float" office:value="385588" calcext:value-type="float">
            <text:p>385588</text:p>
          </table:table-cell>
          <table:table-cell office:value-type="float" office:value="85" calcext:value-type="float">
            <text:p>85</text:p>
          </table:table-cell>
          <table:table-cell table:number-columns-repeated="6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300m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BattMax=69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Batt</text:p>
          </table:table-cell>
          <table:table-cell office:value-type="string" calcext:value-type="string">
            <text:p>ISola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MPP</text:p>
          </table:table-cell>
          <table:table-cell table:number-columns-repeated="6"/>
        </table:table-row>
        <table:table-row table:style-name="ro1">
          <table:table-cell office:value-type="float" office:value="637" calcext:value-type="float">
            <text:p>63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44" calcext:value-type="float">
            <text:p>644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576" calcext:value-type="float">
            <text:p>2576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4515" calcext:value-type="float">
            <text:p>4515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7095" calcext:value-type="float">
            <text:p>7095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10320" calcext:value-type="float">
            <text:p>10320</text:p>
          </table:table-cell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4190" calcext:value-type="float">
            <text:p>14190</text:p>
          </table:table-cell>
          <table:table-cell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18705" calcext:value-type="float">
            <text:p>18705</text:p>
          </table:table-cell>
          <table:table-cell office:value-type="float" office:value="35" calcext:value-type="float">
            <text:p>35</text:p>
          </table:table-cell>
          <table:table-cell table:number-columns-repeated="6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23865" calcext:value-type="float">
            <text:p>23865</text:p>
          </table:table-cell>
          <table:table-cell office:value-type="float" office:value="40" calcext:value-type="float">
            <text:p>40</text:p>
          </table:table-cell>
          <table:table-cell table:number-columns-repeated="6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office:value-type="float" office:value="29716" calcext:value-type="float">
            <text:p>29716</text:p>
          </table:table-cell>
          <table:table-cell office:value-type="float" office:value="45" calcext:value-type="float">
            <text:p>45</text:p>
          </table:table-cell>
          <table:table-cell table:number-columns-repeated="6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34884" calcext:value-type="float">
            <text:p>34884</text:p>
          </table:table-cell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16" calcext:value-type="float">
            <text:p>16</text:p>
          </table:table-cell>
          <table:table-cell office:value-type="float" office:value="55" calcext:value-type="float">
            <text:p>55</text:p>
          </table:table-cell>
          <table:table-cell office:value-type="float" office:value="41344" calcext:value-type="float">
            <text:p>41344</text:p>
          </table:table-cell>
          <table:table-cell office:value-type="float" office:value="55" calcext:value-type="float">
            <text:p>55</text:p>
          </table:table-cell>
          <table:table-cell table:number-columns-repeated="6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48450" calcext:value-type="float">
            <text:p>48450</text:p>
          </table:table-cell>
          <table:table-cell office:value-type="float" office:value="60" calcext:value-type="float">
            <text:p>60</text:p>
          </table:table-cell>
          <table:table-cell table:number-columns-repeated="6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21" calcext:value-type="float">
            <text:p>21</text:p>
          </table:table-cell>
          <table:table-cell office:value-type="float" office:value="65" calcext:value-type="float">
            <text:p>65</text:p>
          </table:table-cell>
          <table:table-cell office:value-type="float" office:value="56289" calcext:value-type="float">
            <text:p>56289</text:p>
          </table:table-cell>
          <table:table-cell office:value-type="float" office:value="65" calcext:value-type="float">
            <text:p>65</text:p>
          </table:table-cell>
          <table:table-cell table:number-columns-repeated="6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24" calcext:value-type="float">
            <text:p>24</text:p>
          </table:table-cell>
          <table:table-cell office:value-type="float" office:value="70" calcext:value-type="float">
            <text:p>70</text:p>
          </table:table-cell>
          <table:table-cell office:value-type="float" office:value="64053" calcext:value-type="float">
            <text:p>64053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28" calcext:value-type="float">
            <text:p>28</text:p>
          </table:table-cell>
          <table:table-cell office:value-type="float" office:value="75" calcext:value-type="float">
            <text:p>75</text:p>
          </table:table-cell>
          <table:table-cell office:value-type="float" office:value="72464" calcext:value-type="float">
            <text:p>72464</text:p>
          </table:table-cell>
          <table:table-cell office:value-type="float" office:value="75" calcext:value-type="float">
            <text:p>75</text:p>
          </table:table-cell>
          <table:table-cell table:number-columns-repeated="6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31" calcext:value-type="float">
            <text:p>31</text:p>
          </table:table-cell>
          <table:table-cell office:value-type="float" office:value="80" calcext:value-type="float">
            <text:p>80</text:p>
          </table:table-cell>
          <table:table-cell office:value-type="float" office:value="82296" calcext:value-type="float">
            <text:p>82296</text:p>
          </table:table-cell>
          <table:table-cell office:value-type="float" office:value="80" calcext:value-type="float">
            <text:p>80</text:p>
          </table:table-cell>
          <table:table-cell table:number-columns-repeated="6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147" calcext:value-type="float">
            <text:p>147</text:p>
          </table:table-cell>
          <table:table-cell office:value-type="float" office:value="85" calcext:value-type="float">
            <text:p>85</text:p>
          </table:table-cell>
          <table:table-cell office:value-type="float" office:value="387630" calcext:value-type="float">
            <text:p>387630</text:p>
          </table:table-cell>
          <table:table-cell office:value-type="float" office:value="85" calcext:value-type="float">
            <text:p>85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AT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2">00.00.0000</text:date>, <text:time style:data-style-name="N2" text:time-value="08:03:54.772640269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4-09T21:25:11.287944866</dc:date>
    <meta:editing-duration>P3DT19H34M21S</meta:editing-duration>
    <meta:editing-cycles>6</meta:editing-cycles>
    <meta:generator>LibreOffice/6.4.6.2$Linux_X86_64 LibreOffice_project/40$Build-2</meta:generator>
    <meta:document-statistic meta:table-count="1" meta:cell-count="1262" meta:object-count="5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009cm" svg:height="9.006cm" xlink:href=".." xlink:type="simple" chart:class="chart:line" chart:style-name="ch1">
        <chart:title svg:x="7.087cm" svg:y="0.316cm" chart:style-name="ch2">
          <text:p>Leistung</text:p>
        </chart:title>
        <chart:legend chart:legend-position="end" svg:x="13.58cm" svg:y="3.208cm" style:legend-expansion="high" chart:style-name="ch3"/>
        <chart:plot-area chart:style-name="ch4" table:cell-range-address="25mA.E58:25mA.E58 25mA.A255:25mA.A255 25mA.D258:25mA.D276 25mA.A175:25mA.A175 25mA.D178:25mA.D229 25mA.A118:25mA.A118 25mA.D121:25mA.D172 25mA.A61:25mA.A61 25mA.D64:25mA.D115 25mA.A4:25mA.A4 25mA.D7:25mA.D58" chart:data-source-has-labels="both" svg:x="1.331cm" svg:y="1.275cm" svg:width="11.929cm" svg:height="6.57cm">
          <chartooo:coordinate-region svg:x="2.693cm" svg:y="1.474cm" svg:width="10.567cm" svg:height="5.724cm"/>
          <chart:axis chart:dimension="x" chart:name="primary-x" chart:style-name="ch5" chartooo:axis-type="auto">
            <chartooo:date-scale/>
            <chart:title svg:x="6.457cm" svg:y="8.025cm" chart:style-name="ch6">
              <text:p>Duty Cycle</text:p>
            </chart:title>
            <chart:categories table:cell-range-address="25mA.E58:25mA.E58"/>
          </chart:axis>
          <chart:axis chart:dimension="y" chart:name="primary-y" chart:style-name="ch7">
            <chart:title svg:x="0.451cm" svg:y="5.239cm" chart:style-name="ch8">
              <text:p>Leistung</text:p>
            </chart:title>
            <chart:grid chart:style-name="ch9" chart:class="major"/>
          </chart:axis>
          <chart:series chart:style-name="ch10" chart:values-cell-range-address="25mA.D258:25mA.D276" chart:label-cell-address="25mA.A255:25mA.A255" chart:class="chart:line">
            <chart:data-point chart:repeated="19"/>
          </chart:series>
          <chart:series chart:style-name="ch11" chart:values-cell-range-address="25mA.D178:25mA.D229" chart:label-cell-address="25mA.A175:25mA.A175" chart:class="chart:line">
            <chart:data-point chart:repeated="52"/>
          </chart:series>
          <chart:series chart:style-name="ch12" chart:values-cell-range-address="25mA.D121:25mA.D172" chart:label-cell-address="25mA.A118:25mA.A118" chart:class="chart:line">
            <chart:data-point chart:repeated="52"/>
          </chart:series>
          <chart:series chart:style-name="ch13" chart:values-cell-range-address="25mA.D64:25mA.D115" chart:label-cell-address="25mA.A61:25mA.A61" chart:class="chart:line">
            <chart:data-point chart:repeated="52"/>
          </chart:series>
          <chart:series chart:style-name="ch14" chart:values-cell-range-address="25mA.D7:25mA.D58" chart:label-cell-address="25mA.A4:25mA.A4" chart:class="chart:line">
            <chart:data-point chart:repeated="5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00mA</text:p>
                <draw:g>
                  <svg:desc>25mA.A255:25mA.A255</svg:desc>
                </draw:g>
              </table:table-cell>
              <table:table-cell office:value-type="string">
                <text:p>150mA</text:p>
                <draw:g>
                  <svg:desc>25mA.A175:25mA.A175</svg:desc>
                </draw:g>
              </table:table-cell>
              <table:table-cell office:value-type="string">
                <text:p>100mA</text:p>
                <draw:g>
                  <svg:desc>25mA.A118:25mA.A118</svg:desc>
                </draw:g>
              </table:table-cell>
              <table:table-cell office:value-type="string">
                <text:p>50mA</text:p>
                <draw:g>
                  <svg:desc>25mA.A61:25mA.A61</svg:desc>
                </draw:g>
              </table:table-cell>
              <table:table-cell office:value-type="string">
                <text:p>25mA</text:p>
                <draw:g>
                  <svg:desc>25mA.A4:25mA.A4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25mA.E58:25mA.E58</svg:desc>
                </draw:g>
              </table:table-cell>
              <table:table-cell office:value-type="float" office:value="0">
                <text:p>0</text:p>
                <draw:g>
                  <svg:desc>25mA.D258:25mA.D276</svg:desc>
                </draw:g>
              </table:table-cell>
              <table:table-cell office:value-type="float" office:value="0">
                <text:p>0</text:p>
                <draw:g>
                  <svg:desc>25mA.D178:25mA.D229</svg:desc>
                </draw:g>
              </table:table-cell>
              <table:table-cell office:value-type="float" office:value="0">
                <text:p>0</text:p>
                <draw:g>
                  <svg:desc>25mA.D121:25mA.D172</svg:desc>
                </draw:g>
              </table:table-cell>
              <table:table-cell office:value-type="float" office:value="0">
                <text:p>0</text:p>
                <draw:g>
                  <svg:desc>25mA.D64:25mA.D115</svg:desc>
                </draw:g>
              </table:table-cell>
              <table:table-cell office:value-type="float" office:value="0">
                <text:p>0</text:p>
                <draw:g>
                  <svg:desc>25mA.D7:25mA.D58</svg:desc>
                </draw:g>
              </table:table-cell>
            </table:table-row>
            <table:table-row>
              <table:table-cell office:value-type="string"/>
              <table:table-cell office:value-type="float" office:value="644">
                <text:p>644</text:p>
              </table:table-cell>
              <table:table-cell office:value-type="float" office:value="645">
                <text:p>645</text:p>
              </table:table-cell>
              <table:table-cell office:value-type="float" office:value="646">
                <text:p>646</text:p>
              </table:table-cell>
              <table:table-cell office:value-type="float" office:value="645">
                <text:p>645</text:p>
              </table:table-cell>
              <table:table-cell office:value-type="float" office:value="645">
                <text:p>645</text:p>
              </table:table-cell>
            </table:table-row>
            <table:table-row>
              <table:table-cell office:value-type="string"/>
              <table:table-cell office:value-type="float" office:value="2576">
                <text:p>2576</text:p>
              </table:table-cell>
              <table:table-cell office:value-type="float" office:value="2580">
                <text:p>2580</text:p>
              </table:table-cell>
              <table:table-cell office:value-type="float" office:value="2584">
                <text:p>2584</text:p>
              </table:table-cell>
              <table:table-cell office:value-type="float" office:value="2580">
                <text:p>2580</text:p>
              </table:table-cell>
              <table:table-cell office:value-type="float" office:value="1935">
                <text:p>1935</text:p>
              </table:table-cell>
            </table:table-row>
            <table:table-row>
              <table:table-cell office:value-type="string"/>
              <table:table-cell office:value-type="float" office:value="4515">
                <text:p>4515</text:p>
              </table:table-cell>
              <table:table-cell office:value-type="float" office:value="4515">
                <text:p>4515</text:p>
              </table:table-cell>
              <table:table-cell office:value-type="float" office:value="4522">
                <text:p>4522</text:p>
              </table:table-cell>
              <table:table-cell office:value-type="float" office:value="4515">
                <text:p>4515</text:p>
              </table:table-cell>
              <table:table-cell office:value-type="float" office:value="3870">
                <text:p>3870</text:p>
              </table:table-cell>
            </table:table-row>
            <table:table-row>
              <table:table-cell office:value-type="string"/>
              <table:table-cell office:value-type="float" office:value="7095">
                <text:p>7095</text:p>
              </table:table-cell>
              <table:table-cell office:value-type="float" office:value="7095">
                <text:p>7095</text:p>
              </table:table-cell>
              <table:table-cell office:value-type="float" office:value="7106">
                <text:p>7106</text:p>
              </table:table-cell>
              <table:table-cell office:value-type="float" office:value="7095">
                <text:p>7095</text:p>
              </table:table-cell>
              <table:table-cell office:value-type="float" office:value="6450">
                <text:p>6450</text:p>
              </table:table-cell>
            </table:table-row>
            <table:table-row>
              <table:table-cell office:value-type="string"/>
              <table:table-cell office:value-type="float" office:value="10320">
                <text:p>10320</text:p>
              </table:table-cell>
              <table:table-cell office:value-type="float" office:value="10320">
                <text:p>10320</text:p>
              </table:table-cell>
              <table:table-cell office:value-type="float" office:value="10336">
                <text:p>10336</text:p>
              </table:table-cell>
              <table:table-cell office:value-type="float" office:value="10320">
                <text:p>10320</text:p>
              </table:table-cell>
              <table:table-cell office:value-type="float" office:value="8385">
                <text:p>8385</text:p>
              </table:table-cell>
            </table:table-row>
            <table:table-row>
              <table:table-cell office:value-type="string"/>
              <table:table-cell office:value-type="float" office:value="14190">
                <text:p>14190</text:p>
              </table:table-cell>
              <table:table-cell office:value-type="float" office:value="14212">
                <text:p>14212</text:p>
              </table:table-cell>
              <table:table-cell office:value-type="float" office:value="14234">
                <text:p>14234</text:p>
              </table:table-cell>
              <table:table-cell office:value-type="float" office:value="14212">
                <text:p>14212</text:p>
              </table:table-cell>
              <table:table-cell office:value-type="float" office:value="12255">
                <text:p>12255</text:p>
              </table:table-cell>
            </table:table-row>
            <table:table-row>
              <table:table-cell office:value-type="string"/>
              <table:table-cell office:value-type="float" office:value="18705">
                <text:p>18705</text:p>
              </table:table-cell>
              <table:table-cell office:value-type="float" office:value="18734">
                <text:p>18734</text:p>
              </table:table-cell>
              <table:table-cell office:value-type="float" office:value="18763">
                <text:p>18763</text:p>
              </table:table-cell>
              <table:table-cell office:value-type="float" office:value="18734">
                <text:p>18734</text:p>
              </table:table-cell>
              <table:table-cell office:value-type="float" office:value="14190">
                <text:p>14190</text:p>
              </table:table-cell>
            </table:table-row>
            <table:table-row>
              <table:table-cell office:value-type="string"/>
              <table:table-cell office:value-type="float" office:value="23865">
                <text:p>23865</text:p>
              </table:table-cell>
              <table:table-cell office:value-type="float" office:value="23902">
                <text:p>23902</text:p>
              </table:table-cell>
              <table:table-cell office:value-type="float" office:value="23939">
                <text:p>23939</text:p>
              </table:table-cell>
              <table:table-cell office:value-type="float" office:value="23902">
                <text:p>23902</text:p>
              </table:table-cell>
              <table:table-cell office:value-type="float" office:value="18734">
                <text:p>18734</text:p>
              </table:table-cell>
            </table:table-row>
            <table:table-row>
              <table:table-cell office:value-type="string"/>
              <table:table-cell office:value-type="float" office:value="29716">
                <text:p>29716</text:p>
              </table:table-cell>
              <table:table-cell office:value-type="float" office:value="29070">
                <text:p>29070</text:p>
              </table:table-cell>
              <table:table-cell office:value-type="float" office:value="29115">
                <text:p>29115</text:p>
              </table:table-cell>
              <table:table-cell office:value-type="float" office:value="29115">
                <text:p>29115</text:p>
              </table:table-cell>
              <table:table-cell office:value-type="float" office:value="22610">
                <text:p>22610</text:p>
              </table:table-cell>
            </table:table-row>
            <table:table-row>
              <table:table-cell office:value-type="string"/>
              <table:table-cell office:value-type="float" office:value="34884">
                <text:p>34884</text:p>
              </table:table-cell>
              <table:table-cell office:value-type="float" office:value="34884">
                <text:p>34884</text:p>
              </table:table-cell>
              <table:table-cell office:value-type="float" office:value="34992">
                <text:p>34992</text:p>
              </table:table-cell>
              <table:table-cell office:value-type="float" office:value="34938">
                <text:p>34938</text:p>
              </table:table-cell>
              <table:table-cell office:value-type="float" office:value="26486">
                <text:p>26486</text:p>
              </table:table-cell>
            </table:table-row>
            <table:table-row>
              <table:table-cell office:value-type="string"/>
              <table:table-cell office:value-type="float" office:value="41344">
                <text:p>41344</text:p>
              </table:table-cell>
              <table:table-cell office:value-type="float" office:value="41408">
                <text:p>41408</text:p>
              </table:table-cell>
              <table:table-cell office:value-type="float" office:value="41472">
                <text:p>41472</text:p>
              </table:table-cell>
              <table:table-cell office:value-type="float" office:value="41408">
                <text:p>41408</text:p>
              </table:table-cell>
              <table:table-cell office:value-type="float" office:value="32946">
                <text:p>32946</text:p>
              </table:table-cell>
            </table:table-row>
            <table:table-row>
              <table:table-cell office:value-type="string"/>
              <table:table-cell office:value-type="float" office:value="48450">
                <text:p>48450</text:p>
              </table:table-cell>
              <table:table-cell office:value-type="float" office:value="48525">
                <text:p>48525</text:p>
              </table:table-cell>
              <table:table-cell office:value-type="float" office:value="48600">
                <text:p>48600</text:p>
              </table:table-cell>
              <table:table-cell office:value-type="float" office:value="48525">
                <text:p>48525</text:p>
              </table:table-cell>
              <table:table-cell office:value-type="float" office:value="32300">
                <text:p>32300</text:p>
              </table:table-cell>
            </table:table-row>
            <table:table-row>
              <table:table-cell office:value-type="string"/>
              <table:table-cell office:value-type="float" office:value="56289">
                <text:p>56289</text:p>
              </table:table-cell>
              <table:table-cell office:value-type="float" office:value="56289">
                <text:p>56289</text:p>
              </table:table-cell>
              <table:table-cell office:value-type="float" office:value="56376">
                <text:p>56376</text:p>
              </table:table-cell>
              <table:table-cell office:value-type="float" office:value="56289">
                <text:p>56289</text:p>
              </table:table-cell>
              <table:table-cell office:value-type="float" office:value="40698">
                <text:p>40698</text:p>
              </table:table-cell>
            </table:table-row>
            <table:table-row>
              <table:table-cell office:value-type="string"/>
              <table:table-cell office:value-type="float" office:value="64053">
                <text:p>64053</text:p>
              </table:table-cell>
              <table:table-cell office:value-type="float" office:value="64152">
                <text:p>64152</text:p>
              </table:table-cell>
              <table:table-cell office:value-type="float" office:value="64251">
                <text:p>64251</text:p>
              </table:table-cell>
              <table:table-cell office:value-type="float" office:value="63504">
                <text:p>63504</text:p>
              </table:table-cell>
              <table:table-cell office:value-type="float" office:value="40761">
                <text:p>40761</text:p>
              </table:table-cell>
            </table:table-row>
            <table:table-row>
              <table:table-cell office:value-type="string"/>
              <table:table-cell office:value-type="float" office:value="72464">
                <text:p>72464</text:p>
              </table:table-cell>
              <table:table-cell office:value-type="float" office:value="72576">
                <text:p>72576</text:p>
              </table:table-cell>
              <table:table-cell office:value-type="float" office:value="72688">
                <text:p>72688</text:p>
              </table:table-cell>
              <table:table-cell office:value-type="float" office:value="71928">
                <text:p>71928</text:p>
              </table:table-cell>
              <table:table-cell office:value-type="float" office:value="45290">
                <text:p>45290</text:p>
              </table:table-cell>
            </table:table-row>
            <table:table-row>
              <table:table-cell office:value-type="string"/>
              <table:table-cell office:value-type="float" office:value="82296">
                <text:p>82296</text:p>
              </table:table-cell>
              <table:table-cell office:value-type="float" office:value="82296">
                <text:p>82296</text:p>
              </table:table-cell>
              <table:table-cell office:value-type="float" office:value="82550">
                <text:p>82550</text:p>
              </table:table-cell>
              <table:table-cell office:value-type="float" office:value="80352">
                <text:p>80352</text:p>
              </table:table-cell>
              <table:table-cell office:value-type="float" office:value="49819">
                <text:p>49819</text:p>
              </table:table-cell>
            </table:table-row>
            <table:table-row>
              <table:table-cell office:value-type="string"/>
              <table:table-cell office:value-type="float" office:value="387630">
                <text:p>387630</text:p>
              </table:table-cell>
              <table:table-cell office:value-type="float" office:value="381640">
                <text:p>381640</text:p>
              </table:table-cell>
              <table:table-cell office:value-type="float" office:value="262655">
                <text:p>262655</text:p>
              </table:table-cell>
              <table:table-cell office:value-type="float" office:value="107734">
                <text:p>107734</text:p>
              </table:table-cell>
              <table:table-cell office:value-type="float" office:value="46584">
                <text:p>465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53470">
                <text:p>453470</text:p>
              </table:table-cell>
              <table:table-cell office:value-type="float" office:value="296964">
                <text:p>296964</text:p>
              </table:table-cell>
              <table:table-cell office:value-type="float" office:value="138663">
                <text:p>138663</text:p>
              </table:table-cell>
              <table:table-cell office:value-type="float" office:value="54995">
                <text:p>549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65500">
                <text:p>465500</text:p>
              </table:table-cell>
              <table:table-cell office:value-type="float" office:value="309730">
                <text:p>309730</text:p>
              </table:table-cell>
              <table:table-cell office:value-type="float" office:value="147126">
                <text:p>147126</text:p>
              </table:table-cell>
              <table:table-cell office:value-type="float" office:value="49172">
                <text:p>491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56895">
                <text:p>456895</text:p>
              </table:table-cell>
              <table:table-cell office:value-type="float" office:value="304920">
                <text:p>304920</text:p>
              </table:table-cell>
              <table:table-cell office:value-type="float" office:value="149079">
                <text:p>149079</text:p>
              </table:table-cell>
              <table:table-cell office:value-type="float" office:value="56289">
                <text:p>562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50906">
                <text:p>450906</text:p>
              </table:table-cell>
              <table:table-cell office:value-type="float" office:value="297660">
                <text:p>297660</text:p>
              </table:table-cell>
              <table:table-cell office:value-type="float" office:value="136059">
                <text:p>136059</text:p>
              </table:table-cell>
              <table:table-cell office:value-type="float" office:value="49172">
                <text:p>491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32820">
                <text:p>432820</text:p>
              </table:table-cell>
              <table:table-cell office:value-type="float" office:value="289080">
                <text:p>289080</text:p>
              </table:table-cell>
              <table:table-cell office:value-type="float" office:value="143440">
                <text:p>143440</text:p>
              </table:table-cell>
              <table:table-cell office:value-type="float" office:value="51760">
                <text:p>5176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22730">
                <text:p>422730</text:p>
              </table:table-cell>
              <table:table-cell office:value-type="float" office:value="281820">
                <text:p>281820</text:p>
              </table:table-cell>
              <table:table-cell office:value-type="float" office:value="130851">
                <text:p>130851</text:p>
              </table:table-cell>
              <table:table-cell office:value-type="float" office:value="53701">
                <text:p>537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04613">
                <text:p>404613</text:p>
              </table:table-cell>
              <table:table-cell office:value-type="float" office:value="270600">
                <text:p>270600</text:p>
              </table:table-cell>
              <table:table-cell office:value-type="float" office:value="133455">
                <text:p>133455</text:p>
              </table:table-cell>
              <table:table-cell office:value-type="float" office:value="46584">
                <text:p>465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391193">
                <text:p>391193</text:p>
              </table:table-cell>
              <table:table-cell office:value-type="float" office:value="260964">
                <text:p>260964</text:p>
              </table:table-cell>
              <table:table-cell office:value-type="float" office:value="134757">
                <text:p>134757</text:p>
              </table:table-cell>
              <table:table-cell office:value-type="float" office:value="56289">
                <text:p>562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379008">
                <text:p>379008</text:p>
              </table:table-cell>
              <table:table-cell office:value-type="float" office:value="245148">
                <text:p>245148</text:p>
              </table:table-cell>
              <table:table-cell office:value-type="float" office:value="124992">
                <text:p>124992</text:p>
              </table:table-cell>
              <table:table-cell office:value-type="float" office:value="40114">
                <text:p>401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363011">
                <text:p>363011</text:p>
              </table:table-cell>
              <table:table-cell office:value-type="float" office:value="246466">
                <text:p>246466</text:p>
              </table:table-cell>
              <table:table-cell office:value-type="float" office:value="125643">
                <text:p>125643</text:p>
              </table:table-cell>
              <table:table-cell office:value-type="float" office:value="51760">
                <text:p>5176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356301">
                <text:p>356301</text:p>
              </table:table-cell>
              <table:table-cell office:value-type="float" office:value="229991">
                <text:p>229991</text:p>
              </table:table-cell>
              <table:table-cell office:value-type="float" office:value="111321">
                <text:p>111321</text:p>
              </table:table-cell>
              <table:table-cell office:value-type="float" office:value="38820">
                <text:p>3882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338184">
                <text:p>338184</text:p>
              </table:table-cell>
              <table:table-cell office:value-type="float" office:value="231968">
                <text:p>231968</text:p>
              </table:table-cell>
              <table:table-cell office:value-type="float" office:value="117831">
                <text:p>117831</text:p>
              </table:table-cell>
              <table:table-cell office:value-type="float" office:value="46584">
                <text:p>465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334829">
                <text:p>334829</text:p>
              </table:table-cell>
              <table:table-cell office:value-type="float" office:value="221088">
                <text:p>221088</text:p>
              </table:table-cell>
              <table:table-cell office:value-type="float" office:value="107250">
                <text:p>107250</text:p>
              </table:table-cell>
              <table:table-cell office:value-type="float" office:value="46584">
                <text:p>465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316910">
                <text:p>316910</text:p>
              </table:table-cell>
              <table:table-cell office:value-type="float" office:value="214508">
                <text:p>214508</text:p>
              </table:table-cell>
              <table:table-cell office:value-type="float" office:value="110670">
                <text:p>110670</text:p>
              </table:table-cell>
              <table:table-cell office:value-type="float" office:value="40761">
                <text:p>407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316910">
                <text:p>316910</text:p>
              </table:table-cell>
              <table:table-cell office:value-type="float" office:value="207928">
                <text:p>207928</text:p>
              </table:table-cell>
              <table:table-cell office:value-type="float" office:value="102858">
                <text:p>102858</text:p>
              </table:table-cell>
              <table:table-cell office:value-type="float" office:value="43996">
                <text:p>439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98374">
                <text:p>298374</text:p>
              </table:table-cell>
              <table:table-cell office:value-type="float" office:value="201348">
                <text:p>201348</text:p>
              </table:table-cell>
              <table:table-cell office:value-type="float" office:value="104160">
                <text:p>104160</text:p>
              </table:table-cell>
              <table:table-cell office:value-type="float" office:value="25880">
                <text:p>2588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98374">
                <text:p>298374</text:p>
              </table:table-cell>
              <table:table-cell office:value-type="float" office:value="200690">
                <text:p>200690</text:p>
              </table:table-cell>
              <table:table-cell office:value-type="float" office:value="98952">
                <text:p>98952</text:p>
              </table:table-cell>
              <table:table-cell office:value-type="float" office:value="50466">
                <text:p>504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82564">
                <text:p>282564</text:p>
              </table:table-cell>
              <table:table-cell office:value-type="float" office:value="189216">
                <text:p>189216</text:p>
              </table:table-cell>
              <table:table-cell office:value-type="float" office:value="99603">
                <text:p>99603</text:p>
              </table:table-cell>
              <table:table-cell office:value-type="float" office:value="30409">
                <text:p>304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80807">
                <text:p>280807</text:p>
              </table:table-cell>
              <table:table-cell office:value-type="float" office:value="185931">
                <text:p>185931</text:p>
              </table:table-cell>
              <table:table-cell office:value-type="float" office:value="93600">
                <text:p>93600</text:p>
              </table:table-cell>
              <table:table-cell office:value-type="float" office:value="47878">
                <text:p>478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68398">
                <text:p>268398</text:p>
              </table:table-cell>
              <table:table-cell office:value-type="float" office:value="180018">
                <text:p>180018</text:p>
              </table:table-cell>
              <table:table-cell office:value-type="float" office:value="95046">
                <text:p>95046</text:p>
              </table:table-cell>
              <table:table-cell office:value-type="float" office:value="38820">
                <text:p>3882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66400">
                <text:p>266400</text:p>
              </table:table-cell>
              <table:table-cell office:value-type="float" office:value="176076">
                <text:p>176076</text:p>
              </table:table-cell>
              <table:table-cell office:value-type="float" office:value="89050">
                <text:p>89050</text:p>
              </table:table-cell>
              <table:table-cell office:value-type="float" office:value="26527">
                <text:p>265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55360">
                <text:p>255360</text:p>
              </table:table-cell>
              <table:table-cell office:value-type="float" office:value="175419">
                <text:p>175419</text:p>
              </table:table-cell>
              <table:table-cell office:value-type="float" office:value="68250">
                <text:p>68250</text:p>
              </table:table-cell>
              <table:table-cell office:value-type="float" office:value="28468">
                <text:p>284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52984">
                <text:p>252984</text:p>
              </table:table-cell>
              <table:table-cell office:value-type="float" office:value="164656">
                <text:p>164656</text:p>
              </table:table-cell>
              <table:table-cell office:value-type="float" office:value="86450">
                <text:p>86450</text:p>
              </table:table-cell>
              <table:table-cell office:value-type="float" office:value="20026">
                <text:p>200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40669">
                <text:p>240669</text:p>
              </table:table-cell>
              <table:table-cell office:value-type="float" office:value="166624">
                <text:p>166624</text:p>
              </table:table-cell>
              <table:table-cell office:value-type="float" office:value="67600">
                <text:p>67600</text:p>
              </table:table-cell>
              <table:table-cell office:value-type="float" office:value="43349">
                <text:p>433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38017">
                <text:p>238017</text:p>
              </table:table-cell>
              <table:table-cell office:value-type="float" office:value="157440">
                <text:p>157440</text:p>
              </table:table-cell>
              <table:table-cell office:value-type="float" office:value="85150">
                <text:p>85150</text:p>
              </table:table-cell>
              <table:table-cell office:value-type="float" office:value="14212">
                <text:p>142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29052">
                <text:p>229052</text:p>
              </table:table-cell>
              <table:table-cell office:value-type="float" office:value="156128">
                <text:p>156128</text:p>
              </table:table-cell>
              <table:table-cell office:value-type="float" office:value="75400">
                <text:p>75400</text:p>
              </table:table-cell>
              <table:table-cell office:value-type="float" office:value="42055">
                <text:p>420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25080">
                <text:p>225080</text:p>
              </table:table-cell>
              <table:table-cell office:value-type="float" office:value="152848">
                <text:p>152848</text:p>
              </table:table-cell>
              <table:table-cell office:value-type="float" office:value="79300">
                <text:p>79300</text:p>
              </table:table-cell>
              <table:table-cell office:value-type="float" office:value="32350">
                <text:p>3235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24740">
                <text:p>224740</text:p>
              </table:table-cell>
              <table:table-cell office:value-type="float" office:value="148912">
                <text:p>148912</text:p>
              </table:table-cell>
              <table:table-cell office:value-type="float" office:value="76700">
                <text:p>76700</text:p>
              </table:table-cell>
              <table:table-cell office:value-type="float" office:value="39467">
                <text:p>394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15486">
                <text:p>215486</text:p>
              </table:table-cell>
              <table:table-cell office:value-type="float" office:value="149340">
                <text:p>149340</text:p>
              </table:table-cell>
              <table:table-cell office:value-type="float" office:value="74750">
                <text:p>74750</text:p>
              </table:table-cell>
              <table:table-cell office:value-type="float" office:value="34938">
                <text:p>349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13503">
                <text:p>213503</text:p>
              </table:table-cell>
              <table:table-cell office:value-type="float" office:value="142135">
                <text:p>142135</text:p>
              </table:table-cell>
              <table:table-cell office:value-type="float" office:value="68900">
                <text:p>68900</text:p>
              </table:table-cell>
              <table:table-cell office:value-type="float" office:value="5168">
                <text:p>51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04600">
                <text:p>204600</text:p>
              </table:table-cell>
              <table:table-cell office:value-type="float" office:value="140170">
                <text:p>140170</text:p>
              </table:table-cell>
              <table:table-cell office:value-type="float" office:value="72150">
                <text:p>72150</text:p>
              </table:table-cell>
              <table:table-cell office:value-type="float" office:value="36879">
                <text:p>368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01960">
                <text:p>201960</text:p>
              </table:table-cell>
              <table:table-cell office:value-type="float" office:value="137550">
                <text:p>137550</text:p>
              </table:table-cell>
              <table:table-cell office:value-type="float" office:value="58410">
                <text:p>58410</text:p>
              </table:table-cell>
              <table:table-cell office:value-type="float" office:value="27174">
                <text:p>2717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01654">
                <text:p>201654</text:p>
              </table:table-cell>
              <table:table-cell office:value-type="float" office:value="135585">
                <text:p>135585</text:p>
              </table:table-cell>
              <table:table-cell office:value-type="float" office:value="68145">
                <text:p>68145</text:p>
              </table:table-cell>
              <table:table-cell office:value-type="float" office:value="37526">
                <text:p>375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99018">
                <text:p>199018</text:p>
              </table:table-cell>
              <table:table-cell office:value-type="float" office:value="136895">
                <text:p>136895</text:p>
              </table:table-cell>
              <table:table-cell office:value-type="float" office:value="67496">
                <text:p>67496</text:p>
              </table:table-cell>
              <table:table-cell office:value-type="float" office:value="33644">
                <text:p>336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true" chart:minimum="1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009cm" svg:height="9.006cm" xlink:href=".." xlink:type="simple" chart:class="chart:line" chart:style-name="ch1">
        <chart:title svg:x="7.087cm" svg:y="0.316cm" chart:style-name="ch2">
          <text:p>Leistung</text:p>
        </chart:title>
        <chart:subtitle svg:x="5.658cm" svg:y="1.275cm" chart:style-name="ch3">
          <text:p>Logarithmische Skalierung</text:p>
        </chart:subtitle>
        <chart:legend chart:legend-position="end" svg:x="13.58cm" svg:y="3.457cm" style:legend-expansion="high" chart:style-name="ch4"/>
        <chart:plot-area chart:style-name="ch5" table:cell-range-address="25mA.C7:25mA.D58 25mA.A175:25mA.A175 25mA.D178:25mA.D229 25mA.A118:25mA.A118 25mA.D121:25mA.D172 25mA.A61:25mA.A61 25mA.D64:25mA.D115 25mA.A4:25mA.A4" chart:data-source-has-labels="both" svg:x="1.331cm" svg:y="2.138cm" svg:width="11.929cm" svg:height="5.707cm">
          <chartooo:coordinate-region svg:x="2.693cm" svg:y="2.259cm" svg:width="10.241cm" svg:height="4.583cm"/>
          <chart:axis chart:dimension="x" chart:name="primary-x" chart:style-name="ch6" chartooo:axis-type="auto">
            <chartooo:date-scale/>
            <chart:title svg:x="6.457cm" svg:y="8.025cm" chart:style-name="ch7">
              <text:p>Duty Cycle</text:p>
            </chart:title>
            <chart:categories table:cell-range-address="25mA.C7:25mA.C58"/>
          </chart:axis>
          <chart:axis chart:dimension="y" chart:name="primary-y" chart:style-name="ch8">
            <chart:title svg:x="0.451cm" svg:y="5.67cm" chart:style-name="ch9">
              <text:p>Leistung</text:p>
            </chart:title>
            <chart:grid chart:style-name="ch10" chart:class="major"/>
          </chart:axis>
          <chart:series chart:style-name="ch11" chart:values-cell-range-address="25mA.D178:25mA.D229" chart:label-cell-address="25mA.A175:25mA.A175" chart:class="chart:line">
            <chart:data-point chart:repeated="52"/>
          </chart:series>
          <chart:series chart:style-name="ch12" chart:values-cell-range-address="25mA.D121:25mA.D172" chart:label-cell-address="25mA.A118:25mA.A118" chart:class="chart:line">
            <chart:data-point chart:repeated="52"/>
          </chart:series>
          <chart:series chart:style-name="ch13" chart:values-cell-range-address="25mA.D64:25mA.D115" chart:label-cell-address="25mA.A61:25mA.A61" chart:class="chart:line">
            <chart:data-point chart:repeated="52"/>
          </chart:series>
          <chart:series chart:style-name="ch14" chart:values-cell-range-address="25mA.D7:25mA.D58" chart:label-cell-address="25mA.A4:25mA.A4" chart:class="chart:line">
            <chart:data-point chart:repeated="5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50mA</text:p>
                <draw:g>
                  <svg:desc>25mA.A175:25mA.A175</svg:desc>
                </draw:g>
              </table:table-cell>
              <table:table-cell office:value-type="string">
                <text:p>100mA</text:p>
                <draw:g>
                  <svg:desc>25mA.A118:25mA.A118</svg:desc>
                </draw:g>
              </table:table-cell>
              <table:table-cell office:value-type="string">
                <text:p>50mA</text:p>
                <draw:g>
                  <svg:desc>25mA.A61:25mA.A61</svg:desc>
                </draw:g>
              </table:table-cell>
              <table:table-cell office:value-type="string">
                <text:p>25mA</text:p>
                <draw:g>
                  <svg:desc>25mA.A4:25mA.A4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25mA.C7:25mA.C58</svg:desc>
                </draw:g>
              </table:table-cell>
              <table:table-cell office:value-type="float" office:value="0">
                <text:p>0</text:p>
                <draw:g>
                  <svg:desc>25mA.D178:25mA.D229</svg:desc>
                </draw:g>
              </table:table-cell>
              <table:table-cell office:value-type="float" office:value="0">
                <text:p>0</text:p>
                <draw:g>
                  <svg:desc>25mA.D121:25mA.D172</svg:desc>
                </draw:g>
              </table:table-cell>
              <table:table-cell office:value-type="float" office:value="0">
                <text:p>0</text:p>
                <draw:g>
                  <svg:desc>25mA.D64:25mA.D115</svg:desc>
                </draw:g>
              </table:table-cell>
              <table:table-cell office:value-type="float" office:value="0">
                <text:p>0</text:p>
                <draw:g>
                  <svg:desc>25mA.D7:25mA.D58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645">
                <text:p>645</text:p>
              </table:table-cell>
              <table:table-cell office:value-type="float" office:value="646">
                <text:p>646</text:p>
              </table:table-cell>
              <table:table-cell office:value-type="float" office:value="645">
                <text:p>645</text:p>
              </table:table-cell>
              <table:table-cell office:value-type="float" office:value="645">
                <text:p>64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580">
                <text:p>2580</text:p>
              </table:table-cell>
              <table:table-cell office:value-type="float" office:value="2584">
                <text:p>2584</text:p>
              </table:table-cell>
              <table:table-cell office:value-type="float" office:value="2580">
                <text:p>2580</text:p>
              </table:table-cell>
              <table:table-cell office:value-type="float" office:value="1935">
                <text:p>193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515">
                <text:p>4515</text:p>
              </table:table-cell>
              <table:table-cell office:value-type="float" office:value="4522">
                <text:p>4522</text:p>
              </table:table-cell>
              <table:table-cell office:value-type="float" office:value="4515">
                <text:p>4515</text:p>
              </table:table-cell>
              <table:table-cell office:value-type="float" office:value="3870">
                <text:p>387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7095">
                <text:p>7095</text:p>
              </table:table-cell>
              <table:table-cell office:value-type="float" office:value="7106">
                <text:p>7106</text:p>
              </table:table-cell>
              <table:table-cell office:value-type="float" office:value="7095">
                <text:p>7095</text:p>
              </table:table-cell>
              <table:table-cell office:value-type="float" office:value="6450">
                <text:p>645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0320">
                <text:p>10320</text:p>
              </table:table-cell>
              <table:table-cell office:value-type="float" office:value="10336">
                <text:p>10336</text:p>
              </table:table-cell>
              <table:table-cell office:value-type="float" office:value="10320">
                <text:p>10320</text:p>
              </table:table-cell>
              <table:table-cell office:value-type="float" office:value="8385">
                <text:p>838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4212">
                <text:p>14212</text:p>
              </table:table-cell>
              <table:table-cell office:value-type="float" office:value="14234">
                <text:p>14234</text:p>
              </table:table-cell>
              <table:table-cell office:value-type="float" office:value="14212">
                <text:p>14212</text:p>
              </table:table-cell>
              <table:table-cell office:value-type="float" office:value="12255">
                <text:p>12255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18734">
                <text:p>18734</text:p>
              </table:table-cell>
              <table:table-cell office:value-type="float" office:value="18763">
                <text:p>18763</text:p>
              </table:table-cell>
              <table:table-cell office:value-type="float" office:value="18734">
                <text:p>18734</text:p>
              </table:table-cell>
              <table:table-cell office:value-type="float" office:value="14190">
                <text:p>1419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3902">
                <text:p>23902</text:p>
              </table:table-cell>
              <table:table-cell office:value-type="float" office:value="23939">
                <text:p>23939</text:p>
              </table:table-cell>
              <table:table-cell office:value-type="float" office:value="23902">
                <text:p>23902</text:p>
              </table:table-cell>
              <table:table-cell office:value-type="float" office:value="18734">
                <text:p>18734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29070">
                <text:p>29070</text:p>
              </table:table-cell>
              <table:table-cell office:value-type="float" office:value="29115">
                <text:p>29115</text:p>
              </table:table-cell>
              <table:table-cell office:value-type="float" office:value="29115">
                <text:p>29115</text:p>
              </table:table-cell>
              <table:table-cell office:value-type="float" office:value="22610">
                <text:p>2261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34884">
                <text:p>34884</text:p>
              </table:table-cell>
              <table:table-cell office:value-type="float" office:value="34992">
                <text:p>34992</text:p>
              </table:table-cell>
              <table:table-cell office:value-type="float" office:value="34938">
                <text:p>34938</text:p>
              </table:table-cell>
              <table:table-cell office:value-type="float" office:value="26486">
                <text:p>26486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41408">
                <text:p>41408</text:p>
              </table:table-cell>
              <table:table-cell office:value-type="float" office:value="41472">
                <text:p>41472</text:p>
              </table:table-cell>
              <table:table-cell office:value-type="float" office:value="41408">
                <text:p>41408</text:p>
              </table:table-cell>
              <table:table-cell office:value-type="float" office:value="32946">
                <text:p>3294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48525">
                <text:p>48525</text:p>
              </table:table-cell>
              <table:table-cell office:value-type="float" office:value="48600">
                <text:p>48600</text:p>
              </table:table-cell>
              <table:table-cell office:value-type="float" office:value="48525">
                <text:p>48525</text:p>
              </table:table-cell>
              <table:table-cell office:value-type="float" office:value="32300">
                <text:p>32300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56289">
                <text:p>56289</text:p>
              </table:table-cell>
              <table:table-cell office:value-type="float" office:value="56376">
                <text:p>56376</text:p>
              </table:table-cell>
              <table:table-cell office:value-type="float" office:value="56289">
                <text:p>56289</text:p>
              </table:table-cell>
              <table:table-cell office:value-type="float" office:value="40698">
                <text:p>40698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64152">
                <text:p>64152</text:p>
              </table:table-cell>
              <table:table-cell office:value-type="float" office:value="64251">
                <text:p>64251</text:p>
              </table:table-cell>
              <table:table-cell office:value-type="float" office:value="63504">
                <text:p>63504</text:p>
              </table:table-cell>
              <table:table-cell office:value-type="float" office:value="40761">
                <text:p>40761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72576">
                <text:p>72576</text:p>
              </table:table-cell>
              <table:table-cell office:value-type="float" office:value="72688">
                <text:p>72688</text:p>
              </table:table-cell>
              <table:table-cell office:value-type="float" office:value="71928">
                <text:p>71928</text:p>
              </table:table-cell>
              <table:table-cell office:value-type="float" office:value="45290">
                <text:p>45290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2296">
                <text:p>82296</text:p>
              </table:table-cell>
              <table:table-cell office:value-type="float" office:value="82550">
                <text:p>82550</text:p>
              </table:table-cell>
              <table:table-cell office:value-type="float" office:value="80352">
                <text:p>80352</text:p>
              </table:table-cell>
              <table:table-cell office:value-type="float" office:value="49819">
                <text:p>49819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381640">
                <text:p>381640</text:p>
              </table:table-cell>
              <table:table-cell office:value-type="float" office:value="262655">
                <text:p>262655</text:p>
              </table:table-cell>
              <table:table-cell office:value-type="float" office:value="107734">
                <text:p>107734</text:p>
              </table:table-cell>
              <table:table-cell office:value-type="float" office:value="46584">
                <text:p>46584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453470">
                <text:p>453470</text:p>
              </table:table-cell>
              <table:table-cell office:value-type="float" office:value="296964">
                <text:p>296964</text:p>
              </table:table-cell>
              <table:table-cell office:value-type="float" office:value="138663">
                <text:p>138663</text:p>
              </table:table-cell>
              <table:table-cell office:value-type="float" office:value="54995">
                <text:p>54995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465500">
                <text:p>465500</text:p>
              </table:table-cell>
              <table:table-cell office:value-type="float" office:value="309730">
                <text:p>309730</text:p>
              </table:table-cell>
              <table:table-cell office:value-type="float" office:value="147126">
                <text:p>147126</text:p>
              </table:table-cell>
              <table:table-cell office:value-type="float" office:value="49172">
                <text:p>4917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456895">
                <text:p>456895</text:p>
              </table:table-cell>
              <table:table-cell office:value-type="float" office:value="304920">
                <text:p>304920</text:p>
              </table:table-cell>
              <table:table-cell office:value-type="float" office:value="149079">
                <text:p>149079</text:p>
              </table:table-cell>
              <table:table-cell office:value-type="float" office:value="56289">
                <text:p>56289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450906">
                <text:p>450906</text:p>
              </table:table-cell>
              <table:table-cell office:value-type="float" office:value="297660">
                <text:p>297660</text:p>
              </table:table-cell>
              <table:table-cell office:value-type="float" office:value="136059">
                <text:p>136059</text:p>
              </table:table-cell>
              <table:table-cell office:value-type="float" office:value="49172">
                <text:p>49172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432820">
                <text:p>432820</text:p>
              </table:table-cell>
              <table:table-cell office:value-type="float" office:value="289080">
                <text:p>289080</text:p>
              </table:table-cell>
              <table:table-cell office:value-type="float" office:value="143440">
                <text:p>143440</text:p>
              </table:table-cell>
              <table:table-cell office:value-type="float" office:value="51760">
                <text:p>51760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422730">
                <text:p>422730</text:p>
              </table:table-cell>
              <table:table-cell office:value-type="float" office:value="281820">
                <text:p>281820</text:p>
              </table:table-cell>
              <table:table-cell office:value-type="float" office:value="130851">
                <text:p>130851</text:p>
              </table:table-cell>
              <table:table-cell office:value-type="float" office:value="53701">
                <text:p>53701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404613">
                <text:p>404613</text:p>
              </table:table-cell>
              <table:table-cell office:value-type="float" office:value="270600">
                <text:p>270600</text:p>
              </table:table-cell>
              <table:table-cell office:value-type="float" office:value="133455">
                <text:p>133455</text:p>
              </table:table-cell>
              <table:table-cell office:value-type="float" office:value="46584">
                <text:p>46584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391193">
                <text:p>391193</text:p>
              </table:table-cell>
              <table:table-cell office:value-type="float" office:value="260964">
                <text:p>260964</text:p>
              </table:table-cell>
              <table:table-cell office:value-type="float" office:value="134757">
                <text:p>134757</text:p>
              </table:table-cell>
              <table:table-cell office:value-type="float" office:value="56289">
                <text:p>56289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379008">
                <text:p>379008</text:p>
              </table:table-cell>
              <table:table-cell office:value-type="float" office:value="245148">
                <text:p>245148</text:p>
              </table:table-cell>
              <table:table-cell office:value-type="float" office:value="124992">
                <text:p>124992</text:p>
              </table:table-cell>
              <table:table-cell office:value-type="float" office:value="40114">
                <text:p>40114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363011">
                <text:p>363011</text:p>
              </table:table-cell>
              <table:table-cell office:value-type="float" office:value="246466">
                <text:p>246466</text:p>
              </table:table-cell>
              <table:table-cell office:value-type="float" office:value="125643">
                <text:p>125643</text:p>
              </table:table-cell>
              <table:table-cell office:value-type="float" office:value="51760">
                <text:p>51760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356301">
                <text:p>356301</text:p>
              </table:table-cell>
              <table:table-cell office:value-type="float" office:value="229991">
                <text:p>229991</text:p>
              </table:table-cell>
              <table:table-cell office:value-type="float" office:value="111321">
                <text:p>111321</text:p>
              </table:table-cell>
              <table:table-cell office:value-type="float" office:value="38820">
                <text:p>38820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338184">
                <text:p>338184</text:p>
              </table:table-cell>
              <table:table-cell office:value-type="float" office:value="231968">
                <text:p>231968</text:p>
              </table:table-cell>
              <table:table-cell office:value-type="float" office:value="117831">
                <text:p>117831</text:p>
              </table:table-cell>
              <table:table-cell office:value-type="float" office:value="46584">
                <text:p>46584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334829">
                <text:p>334829</text:p>
              </table:table-cell>
              <table:table-cell office:value-type="float" office:value="221088">
                <text:p>221088</text:p>
              </table:table-cell>
              <table:table-cell office:value-type="float" office:value="107250">
                <text:p>107250</text:p>
              </table:table-cell>
              <table:table-cell office:value-type="float" office:value="46584">
                <text:p>46584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316910">
                <text:p>316910</text:p>
              </table:table-cell>
              <table:table-cell office:value-type="float" office:value="214508">
                <text:p>214508</text:p>
              </table:table-cell>
              <table:table-cell office:value-type="float" office:value="110670">
                <text:p>110670</text:p>
              </table:table-cell>
              <table:table-cell office:value-type="float" office:value="40761">
                <text:p>40761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316910">
                <text:p>316910</text:p>
              </table:table-cell>
              <table:table-cell office:value-type="float" office:value="207928">
                <text:p>207928</text:p>
              </table:table-cell>
              <table:table-cell office:value-type="float" office:value="102858">
                <text:p>102858</text:p>
              </table:table-cell>
              <table:table-cell office:value-type="float" office:value="43996">
                <text:p>43996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298374">
                <text:p>298374</text:p>
              </table:table-cell>
              <table:table-cell office:value-type="float" office:value="201348">
                <text:p>201348</text:p>
              </table:table-cell>
              <table:table-cell office:value-type="float" office:value="104160">
                <text:p>104160</text:p>
              </table:table-cell>
              <table:table-cell office:value-type="float" office:value="25880">
                <text:p>25880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298374">
                <text:p>298374</text:p>
              </table:table-cell>
              <table:table-cell office:value-type="float" office:value="200690">
                <text:p>200690</text:p>
              </table:table-cell>
              <table:table-cell office:value-type="float" office:value="98952">
                <text:p>98952</text:p>
              </table:table-cell>
              <table:table-cell office:value-type="float" office:value="50466">
                <text:p>50466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282564">
                <text:p>282564</text:p>
              </table:table-cell>
              <table:table-cell office:value-type="float" office:value="189216">
                <text:p>189216</text:p>
              </table:table-cell>
              <table:table-cell office:value-type="float" office:value="99603">
                <text:p>99603</text:p>
              </table:table-cell>
              <table:table-cell office:value-type="float" office:value="30409">
                <text:p>30409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280807">
                <text:p>280807</text:p>
              </table:table-cell>
              <table:table-cell office:value-type="float" office:value="185931">
                <text:p>185931</text:p>
              </table:table-cell>
              <table:table-cell office:value-type="float" office:value="93600">
                <text:p>93600</text:p>
              </table:table-cell>
              <table:table-cell office:value-type="float" office:value="47878">
                <text:p>47878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268398">
                <text:p>268398</text:p>
              </table:table-cell>
              <table:table-cell office:value-type="float" office:value="180018">
                <text:p>180018</text:p>
              </table:table-cell>
              <table:table-cell office:value-type="float" office:value="95046">
                <text:p>95046</text:p>
              </table:table-cell>
              <table:table-cell office:value-type="float" office:value="38820">
                <text:p>38820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266400">
                <text:p>266400</text:p>
              </table:table-cell>
              <table:table-cell office:value-type="float" office:value="176076">
                <text:p>176076</text:p>
              </table:table-cell>
              <table:table-cell office:value-type="float" office:value="89050">
                <text:p>89050</text:p>
              </table:table-cell>
              <table:table-cell office:value-type="float" office:value="26527">
                <text:p>26527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255360">
                <text:p>255360</text:p>
              </table:table-cell>
              <table:table-cell office:value-type="float" office:value="175419">
                <text:p>175419</text:p>
              </table:table-cell>
              <table:table-cell office:value-type="float" office:value="68250">
                <text:p>68250</text:p>
              </table:table-cell>
              <table:table-cell office:value-type="float" office:value="28468">
                <text:p>28468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52984">
                <text:p>252984</text:p>
              </table:table-cell>
              <table:table-cell office:value-type="float" office:value="164656">
                <text:p>164656</text:p>
              </table:table-cell>
              <table:table-cell office:value-type="float" office:value="86450">
                <text:p>86450</text:p>
              </table:table-cell>
              <table:table-cell office:value-type="float" office:value="20026">
                <text:p>20026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240669">
                <text:p>240669</text:p>
              </table:table-cell>
              <table:table-cell office:value-type="float" office:value="166624">
                <text:p>166624</text:p>
              </table:table-cell>
              <table:table-cell office:value-type="float" office:value="67600">
                <text:p>67600</text:p>
              </table:table-cell>
              <table:table-cell office:value-type="float" office:value="43349">
                <text:p>43349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238017">
                <text:p>238017</text:p>
              </table:table-cell>
              <table:table-cell office:value-type="float" office:value="157440">
                <text:p>157440</text:p>
              </table:table-cell>
              <table:table-cell office:value-type="float" office:value="85150">
                <text:p>85150</text:p>
              </table:table-cell>
              <table:table-cell office:value-type="float" office:value="14212">
                <text:p>14212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229052">
                <text:p>229052</text:p>
              </table:table-cell>
              <table:table-cell office:value-type="float" office:value="156128">
                <text:p>156128</text:p>
              </table:table-cell>
              <table:table-cell office:value-type="float" office:value="75400">
                <text:p>75400</text:p>
              </table:table-cell>
              <table:table-cell office:value-type="float" office:value="42055">
                <text:p>42055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225080">
                <text:p>225080</text:p>
              </table:table-cell>
              <table:table-cell office:value-type="float" office:value="152848">
                <text:p>152848</text:p>
              </table:table-cell>
              <table:table-cell office:value-type="float" office:value="79300">
                <text:p>79300</text:p>
              </table:table-cell>
              <table:table-cell office:value-type="float" office:value="32350">
                <text:p>32350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224740">
                <text:p>224740</text:p>
              </table:table-cell>
              <table:table-cell office:value-type="float" office:value="148912">
                <text:p>148912</text:p>
              </table:table-cell>
              <table:table-cell office:value-type="float" office:value="76700">
                <text:p>76700</text:p>
              </table:table-cell>
              <table:table-cell office:value-type="float" office:value="39467">
                <text:p>39467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215486">
                <text:p>215486</text:p>
              </table:table-cell>
              <table:table-cell office:value-type="float" office:value="149340">
                <text:p>149340</text:p>
              </table:table-cell>
              <table:table-cell office:value-type="float" office:value="74750">
                <text:p>74750</text:p>
              </table:table-cell>
              <table:table-cell office:value-type="float" office:value="34938">
                <text:p>34938</text:p>
              </table:table-cell>
            </table:table-row>
            <table:table-row>
              <table:table-cell office:value-type="float" office:value="235">
                <text:p>235</text:p>
              </table:table-cell>
              <table:table-cell office:value-type="float" office:value="213503">
                <text:p>213503</text:p>
              </table:table-cell>
              <table:table-cell office:value-type="float" office:value="142135">
                <text:p>142135</text:p>
              </table:table-cell>
              <table:table-cell office:value-type="float" office:value="68900">
                <text:p>68900</text:p>
              </table:table-cell>
              <table:table-cell office:value-type="float" office:value="5168">
                <text:p>5168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204600">
                <text:p>204600</text:p>
              </table:table-cell>
              <table:table-cell office:value-type="float" office:value="140170">
                <text:p>140170</text:p>
              </table:table-cell>
              <table:table-cell office:value-type="float" office:value="72150">
                <text:p>72150</text:p>
              </table:table-cell>
              <table:table-cell office:value-type="float" office:value="36879">
                <text:p>36879</text:p>
              </table:table-cell>
            </table:table-row>
            <table:table-row>
              <table:table-cell office:value-type="float" office:value="245">
                <text:p>245</text:p>
              </table:table-cell>
              <table:table-cell office:value-type="float" office:value="201960">
                <text:p>201960</text:p>
              </table:table-cell>
              <table:table-cell office:value-type="float" office:value="137550">
                <text:p>137550</text:p>
              </table:table-cell>
              <table:table-cell office:value-type="float" office:value="58410">
                <text:p>58410</text:p>
              </table:table-cell>
              <table:table-cell office:value-type="float" office:value="27174">
                <text:p>27174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201654">
                <text:p>201654</text:p>
              </table:table-cell>
              <table:table-cell office:value-type="float" office:value="135585">
                <text:p>135585</text:p>
              </table:table-cell>
              <table:table-cell office:value-type="float" office:value="68145">
                <text:p>68145</text:p>
              </table:table-cell>
              <table:table-cell office:value-type="float" office:value="37526">
                <text:p>37526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199018">
                <text:p>199018</text:p>
              </table:table-cell>
              <table:table-cell office:value-type="float" office:value="136895">
                <text:p>136895</text:p>
              </table:table-cell>
              <table:table-cell office:value-type="float" office:value="67496">
                <text:p>67496</text:p>
              </table:table-cell>
              <table:table-cell office:value-type="float" office:value="33644">
                <text:p>3364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63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009cm" svg:height="9.006cm" xlink:href=".." xlink:type="simple" chart:class="chart:line" chart:style-name="ch1">
        <chart:title svg:x="6.942cm" svg:y="0.316cm" chart:style-name="ch2">
          <text:p>Spannung</text:p>
        </chart:title>
        <chart:legend chart:legend-position="end" svg:x="13.58cm" svg:y="3.208cm" style:legend-expansion="high" chart:style-name="ch3"/>
        <chart:plot-area chart:style-name="ch4" table:cell-range-address="25mA.C7:25mA.C58 25mA.A255:25mA.A255 25mA.A258:25mA.A276 25mA.A175:25mA.A175 25mA.A178:25mA.A229 25mA.A118:25mA.A118 25mA.A121:25mA.A172 25mA.A61:25mA.A61 25mA.A64:25mA.A115 25mA.A4:25mA.A4 25mA.A7:25mA.A58" chart:data-source-has-labels="both" svg:x="1.331cm" svg:y="1.275cm" svg:width="11.929cm" svg:height="6.57cm">
          <chartooo:coordinate-region svg:x="2.138cm" svg:y="1.396cm" svg:width="10.981cm" svg:height="5.447cm"/>
          <chart:axis chart:dimension="x" chart:name="primary-x" chart:style-name="ch5" chartooo:axis-type="auto">
            <chartooo:date-scale/>
            <chart:title svg:x="6.457cm" svg:y="8.025cm" chart:style-name="ch6">
              <text:p>Duty Cycle</text:p>
            </chart:title>
            <chart:categories table:cell-range-address="25mA.C7:25mA.C58"/>
          </chart:axis>
          <chart:axis chart:dimension="y" chart:name="primary-y" chart:style-name="ch7">
            <chart:title svg:x="0.451cm" svg:y="5.371cm" chart:style-name="ch8">
              <text:p>Spannung</text:p>
            </chart:title>
            <chart:grid chart:style-name="ch9" chart:class="major"/>
          </chart:axis>
          <chart:series chart:style-name="ch10" chart:values-cell-range-address="25mA.A258:25mA.A276" chart:label-cell-address="25mA.A255:25mA.A255" chart:class="chart:line">
            <chart:data-point chart:repeated="19"/>
          </chart:series>
          <chart:series chart:style-name="ch11" chart:values-cell-range-address="25mA.A178:25mA.A229" chart:label-cell-address="25mA.A175:25mA.A175" chart:class="chart:line">
            <chart:data-point chart:repeated="52"/>
          </chart:series>
          <chart:series chart:style-name="ch12" chart:values-cell-range-address="25mA.A121:25mA.A172" chart:label-cell-address="25mA.A118:25mA.A118" chart:class="chart:line">
            <chart:data-point chart:repeated="52"/>
          </chart:series>
          <chart:series chart:style-name="ch13" chart:values-cell-range-address="25mA.A64:25mA.A115" chart:label-cell-address="25mA.A61:25mA.A61" chart:class="chart:line">
            <chart:data-point chart:repeated="52"/>
          </chart:series>
          <chart:series chart:style-name="ch14" chart:values-cell-range-address="25mA.A7:25mA.A58" chart:label-cell-address="25mA.A4:25mA.A4" chart:class="chart:line">
            <chart:data-point chart:repeated="5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00mA</text:p>
                <draw:g>
                  <svg:desc>25mA.A255:25mA.A255</svg:desc>
                </draw:g>
              </table:table-cell>
              <table:table-cell office:value-type="string">
                <text:p>150mA</text:p>
                <draw:g>
                  <svg:desc>25mA.A175:25mA.A175</svg:desc>
                </draw:g>
              </table:table-cell>
              <table:table-cell office:value-type="string">
                <text:p>100mA</text:p>
                <draw:g>
                  <svg:desc>25mA.A118:25mA.A118</svg:desc>
                </draw:g>
              </table:table-cell>
              <table:table-cell office:value-type="string">
                <text:p>50mA</text:p>
                <draw:g>
                  <svg:desc>25mA.A61:25mA.A61</svg:desc>
                </draw:g>
              </table:table-cell>
              <table:table-cell office:value-type="string">
                <text:p>25mA</text:p>
                <draw:g>
                  <svg:desc>25mA.A4:25mA.A4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25mA.C7:25mA.C58</svg:desc>
                </draw:g>
              </table:table-cell>
              <table:table-cell office:value-type="float" office:value="637">
                <text:p>637</text:p>
                <draw:g>
                  <svg:desc>25mA.A258:25mA.A276</svg:desc>
                </draw:g>
              </table:table-cell>
              <table:table-cell office:value-type="float" office:value="637">
                <text:p>637</text:p>
                <draw:g>
                  <svg:desc>25mA.A178:25mA.A229</svg:desc>
                </draw:g>
              </table:table-cell>
              <table:table-cell office:value-type="float" office:value="638">
                <text:p>638</text:p>
                <draw:g>
                  <svg:desc>25mA.A121:25mA.A172</svg:desc>
                </draw:g>
              </table:table-cell>
              <table:table-cell office:value-type="float" office:value="637">
                <text:p>637</text:p>
                <draw:g>
                  <svg:desc>25mA.A64:25mA.A115</svg:desc>
                </draw:g>
              </table:table-cell>
              <table:table-cell office:value-type="float" office:value="637">
                <text:p>637</text:p>
                <draw:g>
                  <svg:desc>25mA.A7:25mA.A58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636">
                <text:p>636</text:p>
              </table:table-cell>
              <table:table-cell office:value-type="float" office:value="637">
                <text:p>637</text:p>
              </table:table-cell>
              <table:table-cell office:value-type="float" office:value="638">
                <text:p>638</text:p>
              </table:table-cell>
              <table:table-cell office:value-type="float" office:value="637">
                <text:p>637</text:p>
              </table:table-cell>
              <table:table-cell office:value-type="float" office:value="637">
                <text:p>63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636">
                <text:p>636</text:p>
              </table:table-cell>
              <table:table-cell office:value-type="float" office:value="637">
                <text:p>637</text:p>
              </table:table-cell>
              <table:table-cell office:value-type="float" office:value="638">
                <text:p>638</text:p>
              </table:table-cell>
              <table:table-cell office:value-type="float" office:value="637">
                <text:p>637</text:p>
              </table:table-cell>
              <table:table-cell office:value-type="float" office:value="637">
                <text:p>637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637">
                <text:p>637</text:p>
              </table:table-cell>
              <table:table-cell office:value-type="float" office:value="637">
                <text:p>637</text:p>
              </table:table-cell>
              <table:table-cell office:value-type="float" office:value="638">
                <text:p>638</text:p>
              </table:table-cell>
              <table:table-cell office:value-type="float" office:value="637">
                <text:p>637</text:p>
              </table:table-cell>
              <table:table-cell office:value-type="float" office:value="637">
                <text:p>63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637">
                <text:p>637</text:p>
              </table:table-cell>
              <table:table-cell office:value-type="float" office:value="637">
                <text:p>637</text:p>
              </table:table-cell>
              <table:table-cell office:value-type="float" office:value="638">
                <text:p>638</text:p>
              </table:table-cell>
              <table:table-cell office:value-type="float" office:value="637">
                <text:p>637</text:p>
              </table:table-cell>
              <table:table-cell office:value-type="float" office:value="637">
                <text:p>637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637">
                <text:p>637</text:p>
              </table:table-cell>
              <table:table-cell office:value-type="float" office:value="637">
                <text:p>637</text:p>
              </table:table-cell>
              <table:table-cell office:value-type="float" office:value="638">
                <text:p>638</text:p>
              </table:table-cell>
              <table:table-cell office:value-type="float" office:value="637">
                <text:p>637</text:p>
              </table:table-cell>
              <table:table-cell office:value-type="float" office:value="637">
                <text:p>63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637">
                <text:p>637</text:p>
              </table:table-cell>
              <table:table-cell office:value-type="float" office:value="638">
                <text:p>638</text:p>
              </table:table-cell>
              <table:table-cell office:value-type="float" office:value="639">
                <text:p>639</text:p>
              </table:table-cell>
              <table:table-cell office:value-type="float" office:value="638">
                <text:p>638</text:p>
              </table:table-cell>
              <table:table-cell office:value-type="float" office:value="637">
                <text:p>637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637">
                <text:p>637</text:p>
              </table:table-cell>
              <table:table-cell office:value-type="float" office:value="638">
                <text:p>638</text:p>
              </table:table-cell>
              <table:table-cell office:value-type="float" office:value="639">
                <text:p>639</text:p>
              </table:table-cell>
              <table:table-cell office:value-type="float" office:value="638">
                <text:p>638</text:p>
              </table:table-cell>
              <table:table-cell office:value-type="float" office:value="637">
                <text:p>63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637">
                <text:p>637</text:p>
              </table:table-cell>
              <table:table-cell office:value-type="float" office:value="638">
                <text:p>638</text:p>
              </table:table-cell>
              <table:table-cell office:value-type="float" office:value="639">
                <text:p>639</text:p>
              </table:table-cell>
              <table:table-cell office:value-type="float" office:value="638">
                <text:p>638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638">
                <text:p>638</text:p>
              </table:table-cell>
              <table:table-cell office:value-type="float" office:value="638">
                <text:p>638</text:p>
              </table:table-cell>
              <table:table-cell office:value-type="float" office:value="639">
                <text:p>639</text:p>
              </table:table-cell>
              <table:table-cell office:value-type="float" office:value="639">
                <text:p>639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638">
                <text:p>638</text:p>
              </table:table-cell>
              <table:table-cell office:value-type="float" office:value="638">
                <text:p>638</text:p>
              </table:table-cell>
              <table:table-cell office:value-type="float" office:value="640">
                <text:p>640</text:p>
              </table:table-cell>
              <table:table-cell office:value-type="float" office:value="639">
                <text:p>639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638">
                <text:p>638</text:p>
              </table:table-cell>
              <table:table-cell office:value-type="float" office:value="639">
                <text:p>639</text:p>
              </table:table-cell>
              <table:table-cell office:value-type="float" office:value="640">
                <text:p>640</text:p>
              </table:table-cell>
              <table:table-cell office:value-type="float" office:value="639">
                <text:p>639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38">
                <text:p>638</text:p>
              </table:table-cell>
              <table:table-cell office:value-type="float" office:value="639">
                <text:p>639</text:p>
              </table:table-cell>
              <table:table-cell office:value-type="float" office:value="640">
                <text:p>640</text:p>
              </table:table-cell>
              <table:table-cell office:value-type="float" office:value="639">
                <text:p>639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639">
                <text:p>639</text:p>
              </table:table-cell>
              <table:table-cell office:value-type="float" office:value="639">
                <text:p>639</text:p>
              </table:table-cell>
              <table:table-cell office:value-type="float" office:value="640">
                <text:p>640</text:p>
              </table:table-cell>
              <table:table-cell office:value-type="float" office:value="639">
                <text:p>639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639">
                <text:p>639</text:p>
              </table:table-cell>
              <table:table-cell office:value-type="float" office:value="640">
                <text:p>640</text:p>
              </table:table-cell>
              <table:table-cell office:value-type="float" office:value="641">
                <text:p>641</text:p>
              </table:table-cell>
              <table:table-cell office:value-type="float" office:value="640">
                <text:p>640</text:p>
              </table:table-cell>
              <table:table-cell office:value-type="float" office:value="639">
                <text:p>639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639">
                <text:p>639</text:p>
              </table:table-cell>
              <table:table-cell office:value-type="float" office:value="640">
                <text:p>640</text:p>
              </table:table-cell>
              <table:table-cell office:value-type="float" office:value="641">
                <text:p>641</text:p>
              </table:table-cell>
              <table:table-cell office:value-type="float" office:value="640">
                <text:p>640</text:p>
              </table:table-cell>
              <table:table-cell office:value-type="float" office:value="639">
                <text:p>639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640">
                <text:p>640</text:p>
              </table:table-cell>
              <table:table-cell office:value-type="float" office:value="640">
                <text:p>640</text:p>
              </table:table-cell>
              <table:table-cell office:value-type="float" office:value="642">
                <text:p>642</text:p>
              </table:table-cell>
              <table:table-cell office:value-type="float" office:value="640">
                <text:p>640</text:p>
              </table:table-cell>
              <table:table-cell office:value-type="float" office:value="639">
                <text:p>639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649">
                <text:p>649</text:p>
              </table:table-cell>
              <table:table-cell office:value-type="float" office:value="650">
                <text:p>650</text:p>
              </table:table-cell>
              <table:table-cell office:value-type="float" office:value="647">
                <text:p>647</text:p>
              </table:table-cell>
              <table:table-cell office:value-type="float" office:value="641">
                <text:p>641</text:p>
              </table:table-cell>
              <table:table-cell office:value-type="float" office:value="639">
                <text:p>63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654">
                <text:p>654</text:p>
              </table:table-cell>
              <table:table-cell office:value-type="float" office:value="649">
                <text:p>649</text:p>
              </table:table-cell>
              <table:table-cell office:value-type="float" office:value="643">
                <text:p>643</text:p>
              </table:table-cell>
              <table:table-cell office:value-type="float" office:value="639">
                <text:p>639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657">
                <text:p>657</text:p>
              </table:table-cell>
              <table:table-cell office:value-type="float" office:value="651">
                <text:p>651</text:p>
              </table:table-cell>
              <table:table-cell office:value-type="float" office:value="643">
                <text:p>643</text:p>
              </table:table-cell>
              <table:table-cell office:value-type="float" office:value="639">
                <text:p>639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659">
                <text:p>659</text:p>
              </table:table-cell>
              <table:table-cell office:value-type="float" office:value="652">
                <text:p>652</text:p>
              </table:table-cell>
              <table:table-cell office:value-type="float" office:value="643">
                <text:p>643</text:p>
              </table:table-cell>
              <table:table-cell office:value-type="float" office:value="639">
                <text:p>639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661">
                <text:p>661</text:p>
              </table:table-cell>
              <table:table-cell office:value-type="float" office:value="652">
                <text:p>652</text:p>
              </table:table-cell>
              <table:table-cell office:value-type="float" office:value="643">
                <text:p>643</text:p>
              </table:table-cell>
              <table:table-cell office:value-type="float" office:value="639">
                <text:p>639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662">
                <text:p>662</text:p>
              </table:table-cell>
              <table:table-cell office:value-type="float" office:value="652">
                <text:p>652</text:p>
              </table:table-cell>
              <table:table-cell office:value-type="float" office:value="644">
                <text:p>644</text:p>
              </table:table-cell>
              <table:table-cell office:value-type="float" office:value="639">
                <text:p>639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663">
                <text:p>663</text:p>
              </table:table-cell>
              <table:table-cell office:value-type="float" office:value="652">
                <text:p>652</text:p>
              </table:table-cell>
              <table:table-cell office:value-type="float" office:value="643">
                <text:p>643</text:p>
              </table:table-cell>
              <table:table-cell office:value-type="float" office:value="639">
                <text:p>639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663">
                <text:p>663</text:p>
              </table:table-cell>
              <table:table-cell office:value-type="float" office:value="652">
                <text:p>652</text:p>
              </table:table-cell>
              <table:table-cell office:value-type="float" office:value="643">
                <text:p>643</text:p>
              </table:table-cell>
              <table:table-cell office:value-type="float" office:value="639">
                <text:p>639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663">
                <text:p>663</text:p>
              </table:table-cell>
              <table:table-cell office:value-type="float" office:value="651">
                <text:p>651</text:p>
              </table:table-cell>
              <table:table-cell office:value-type="float" office:value="643">
                <text:p>643</text:p>
              </table:table-cell>
              <table:table-cell office:value-type="float" office:value="639">
                <text:p>639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664">
                <text:p>664</text:p>
              </table:table-cell>
              <table:table-cell office:value-type="float" office:value="651">
                <text:p>651</text:p>
              </table:table-cell>
              <table:table-cell office:value-type="float" office:value="643">
                <text:p>643</text:p>
              </table:table-cell>
              <table:table-cell office:value-type="float" office:value="639">
                <text:p>639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663">
                <text:p>663</text:p>
              </table:table-cell>
              <table:table-cell office:value-type="float" office:value="651">
                <text:p>651</text:p>
              </table:table-cell>
              <table:table-cell office:value-type="float" office:value="643">
                <text:p>643</text:p>
              </table:table-cell>
              <table:table-cell office:value-type="float" office:value="639">
                <text:p>639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663">
                <text:p>663</text:p>
              </table:table-cell>
              <table:table-cell office:value-type="float" office:value="651">
                <text:p>651</text:p>
              </table:table-cell>
              <table:table-cell office:value-type="float" office:value="643">
                <text:p>643</text:p>
              </table:table-cell>
              <table:table-cell office:value-type="float" office:value="639">
                <text:p>639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663">
                <text:p>663</text:p>
              </table:table-cell>
              <table:table-cell office:value-type="float" office:value="651">
                <text:p>651</text:p>
              </table:table-cell>
              <table:table-cell office:value-type="float" office:value="643">
                <text:p>643</text:p>
              </table:table-cell>
              <table:table-cell office:value-type="float" office:value="639">
                <text:p>639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663">
                <text:p>663</text:p>
              </table:table-cell>
              <table:table-cell office:value-type="float" office:value="650">
                <text:p>650</text:p>
              </table:table-cell>
              <table:table-cell office:value-type="float" office:value="642">
                <text:p>642</text:p>
              </table:table-cell>
              <table:table-cell office:value-type="float" office:value="639">
                <text:p>639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662">
                <text:p>662</text:p>
              </table:table-cell>
              <table:table-cell office:value-type="float" office:value="650">
                <text:p>650</text:p>
              </table:table-cell>
              <table:table-cell office:value-type="float" office:value="643">
                <text:p>643</text:p>
              </table:table-cell>
              <table:table-cell office:value-type="float" office:value="639">
                <text:p>639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662">
                <text:p>662</text:p>
              </table:table-cell>
              <table:table-cell office:value-type="float" office:value="650">
                <text:p>650</text:p>
              </table:table-cell>
              <table:table-cell office:value-type="float" office:value="643">
                <text:p>643</text:p>
              </table:table-cell>
              <table:table-cell office:value-type="float" office:value="639">
                <text:p>639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661">
                <text:p>661</text:p>
              </table:table-cell>
              <table:table-cell office:value-type="float" office:value="650">
                <text:p>650</text:p>
              </table:table-cell>
              <table:table-cell office:value-type="float" office:value="643">
                <text:p>643</text:p>
              </table:table-cell>
              <table:table-cell office:value-type="float" office:value="639">
                <text:p>639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661">
                <text:p>661</text:p>
              </table:table-cell>
              <table:table-cell office:value-type="float" office:value="650">
                <text:p>650</text:p>
              </table:table-cell>
              <table:table-cell office:value-type="float" office:value="643">
                <text:p>643</text:p>
              </table:table-cell>
              <table:table-cell office:value-type="float" office:value="639">
                <text:p>639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660">
                <text:p>660</text:p>
              </table:table-cell>
              <table:table-cell office:value-type="float" office:value="649">
                <text:p>649</text:p>
              </table:table-cell>
              <table:table-cell office:value-type="float" office:value="643">
                <text:p>643</text:p>
              </table:table-cell>
              <table:table-cell office:value-type="float" office:value="639">
                <text:p>639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659">
                <text:p>659</text:p>
              </table:table-cell>
              <table:table-cell office:value-type="float" office:value="649">
                <text:p>649</text:p>
              </table:table-cell>
              <table:table-cell office:value-type="float" office:value="642">
                <text:p>642</text:p>
              </table:table-cell>
              <table:table-cell office:value-type="float" office:value="639">
                <text:p>639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658">
                <text:p>658</text:p>
              </table:table-cell>
              <table:table-cell office:value-type="float" office:value="649">
                <text:p>649</text:p>
              </table:table-cell>
              <table:table-cell office:value-type="float" office:value="643">
                <text:p>643</text:p>
              </table:table-cell>
              <table:table-cell office:value-type="float" office:value="639">
                <text:p>639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658">
                <text:p>658</text:p>
              </table:table-cell>
              <table:table-cell office:value-type="float" office:value="649">
                <text:p>649</text:p>
              </table:table-cell>
              <table:table-cell office:value-type="float" office:value="642">
                <text:p>642</text:p>
              </table:table-cell>
              <table:table-cell office:value-type="float" office:value="639">
                <text:p>639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657">
                <text:p>657</text:p>
              </table:table-cell>
              <table:table-cell office:value-type="float" office:value="649">
                <text:p>649</text:p>
              </table:table-cell>
              <table:table-cell office:value-type="float" office:value="642">
                <text:p>642</text:p>
              </table:table-cell>
              <table:table-cell office:value-type="float" office:value="639">
                <text:p>639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656">
                <text:p>656</text:p>
              </table:table-cell>
              <table:table-cell office:value-type="float" office:value="648">
                <text:p>648</text:p>
              </table:table-cell>
              <table:table-cell office:value-type="float" office:value="642">
                <text:p>642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655">
                <text:p>655</text:p>
              </table:table-cell>
              <table:table-cell office:value-type="float" office:value="648">
                <text:p>648</text:p>
              </table:table-cell>
              <table:table-cell office:value-type="float" office:value="642">
                <text:p>642</text:p>
              </table:table-cell>
              <table:table-cell office:value-type="float" office:value="639">
                <text:p>639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655">
                <text:p>655</text:p>
              </table:table-cell>
              <table:table-cell office:value-type="float" office:value="648">
                <text:p>648</text:p>
              </table:table-cell>
              <table:table-cell office:value-type="float" office:value="642">
                <text:p>642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654">
                <text:p>654</text:p>
              </table:table-cell>
              <table:table-cell office:value-type="float" office:value="648">
                <text:p>648</text:p>
              </table:table-cell>
              <table:table-cell office:value-type="float" office:value="642">
                <text:p>642</text:p>
              </table:table-cell>
              <table:table-cell office:value-type="float" office:value="639">
                <text:p>639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654">
                <text:p>654</text:p>
              </table:table-cell>
              <table:table-cell office:value-type="float" office:value="648">
                <text:p>648</text:p>
              </table:table-cell>
              <table:table-cell office:value-type="float" office:value="642">
                <text:p>642</text:p>
              </table:table-cell>
              <table:table-cell office:value-type="float" office:value="639">
                <text:p>639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653">
                <text:p>653</text:p>
              </table:table-cell>
              <table:table-cell office:value-type="float" office:value="648">
                <text:p>648</text:p>
              </table:table-cell>
              <table:table-cell office:value-type="float" office:value="642">
                <text:p>642</text:p>
              </table:table-cell>
              <table:table-cell office:value-type="float" office:value="639">
                <text:p>639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653">
                <text:p>653</text:p>
              </table:table-cell>
              <table:table-cell office:value-type="float" office:value="647">
                <text:p>647</text:p>
              </table:table-cell>
              <table:table-cell office:value-type="float" office:value="642">
                <text:p>642</text:p>
              </table:table-cell>
              <table:table-cell office:value-type="float" office:value="639">
                <text:p>639</text:p>
              </table:table-cell>
            </table:table-row>
            <table:table-row>
              <table:table-cell office:value-type="float" office:value="235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653">
                <text:p>653</text:p>
              </table:table-cell>
              <table:table-cell office:value-type="float" office:value="647">
                <text:p>647</text:p>
              </table:table-cell>
              <table:table-cell office:value-type="float" office:value="642">
                <text:p>642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652">
                <text:p>652</text:p>
              </table:table-cell>
              <table:table-cell office:value-type="float" office:value="647">
                <text:p>647</text:p>
              </table:table-cell>
              <table:table-cell office:value-type="float" office:value="642">
                <text:p>642</text:p>
              </table:table-cell>
              <table:table-cell office:value-type="float" office:value="639">
                <text:p>639</text:p>
              </table:table-cell>
            </table:table-row>
            <table:table-row>
              <table:table-cell office:value-type="float" office:value="245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652">
                <text:p>652</text:p>
              </table:table-cell>
              <table:table-cell office:value-type="float" office:value="647">
                <text:p>647</text:p>
              </table:table-cell>
              <table:table-cell office:value-type="float" office:value="641">
                <text:p>641</text:p>
              </table:table-cell>
              <table:table-cell office:value-type="float" office:value="639">
                <text:p>639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651">
                <text:p>651</text:p>
              </table:table-cell>
              <table:table-cell office:value-type="float" office:value="647">
                <text:p>647</text:p>
              </table:table-cell>
              <table:table-cell office:value-type="float" office:value="641">
                <text:p>641</text:p>
              </table:table-cell>
              <table:table-cell office:value-type="float" office:value="639">
                <text:p>639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651">
                <text:p>651</text:p>
              </table:table-cell>
              <table:table-cell office:value-type="float" office:value="647">
                <text:p>647</text:p>
              </table:table-cell>
              <table:table-cell office:value-type="float" office:value="641">
                <text:p>641</text:p>
              </table:table-cell>
              <table:table-cell office:value-type="float" office:value="639">
                <text:p>63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use-zero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09cm" svg:height="9.006cm" xlink:href=".." xlink:type="simple" chart:class="chart:area" chart:style-name="ch1">
        <chart:title svg:x="7.087cm" svg:y="0.316cm" chart:style-name="ch2">
          <text:p>Leistung</text:p>
        </chart:title>
        <chart:legend chart:legend-position="end" svg:x="14.169cm" svg:y="3.457cm" style:legend-expansion="high" chart:style-name="ch3"/>
        <chart:plot-area chart:style-name="ch4" table:cell-range-address="25mA.C7:25mA.D58 25mA.A4:25mA.A4 25mA.A61:25mA.A61 25mA.D64:25mA.D115 25mA.A118:25mA.A118 25mA.D121:25mA.D172 25mA.A175:25mA.A175 25mA.D178:25mA.D229" chart:data-source-has-labels="both" svg:x="1.331cm" svg:y="1.275cm" svg:width="12.518cm" svg:height="6.57cm">
          <chartooo:coordinate-region svg:x="2.693cm" svg:y="1.396cm" svg:width="11.015cm" svg:height="5.447cm"/>
          <chart:axis chart:dimension="x" chart:name="primary-x" chart:style-name="ch5" chartooo:axis-type="auto">
            <chartooo:date-scale/>
            <chart:title svg:x="6.752cm" svg:y="8.025cm" chart:style-name="ch6">
              <text:p>Duty Cycle</text:p>
            </chart:title>
            <chart:categories table:cell-range-address="25mA.C7:25mA.C58"/>
          </chart:axis>
          <chart:axis chart:dimension="y" chart:name="primary-y" chart:style-name="ch7">
            <chart:title svg:x="0.451cm" svg:y="5.239cm" chart:style-name="ch8">
              <text:p>Leistung</text:p>
            </chart:title>
            <chart:grid chart:style-name="ch9" chart:class="major"/>
          </chart:axis>
          <chart:series chart:style-name="ch10" chart:values-cell-range-address="25mA.D7:25mA.D58" chart:label-cell-address="25mA.A4:25mA.A4" chart:class="chart:area">
            <chart:data-point chart:repeated="52"/>
          </chart:series>
          <chart:series chart:style-name="ch11" chart:values-cell-range-address="25mA.D64:25mA.D115" chart:label-cell-address="25mA.A61:25mA.A61" chart:class="chart:area">
            <chart:data-point chart:repeated="52"/>
          </chart:series>
          <chart:series chart:style-name="ch12" chart:values-cell-range-address="25mA.D121:25mA.D172" chart:label-cell-address="25mA.A118:25mA.A118" chart:class="chart:area">
            <chart:data-point chart:repeated="52"/>
          </chart:series>
          <chart:series chart:style-name="ch13" chart:values-cell-range-address="25mA.D178:25mA.D229" chart:label-cell-address="25mA.A175:25mA.A175" chart:class="chart:area">
            <chart:data-point chart:repeated="5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5mA</text:p>
                <draw:g>
                  <svg:desc>25mA.A4:25mA.A4</svg:desc>
                </draw:g>
              </table:table-cell>
              <table:table-cell office:value-type="string">
                <text:p>50mA</text:p>
                <draw:g>
                  <svg:desc>25mA.A61:25mA.A61</svg:desc>
                </draw:g>
              </table:table-cell>
              <table:table-cell office:value-type="string">
                <text:p>100mA</text:p>
                <draw:g>
                  <svg:desc>25mA.A118:25mA.A118</svg:desc>
                </draw:g>
              </table:table-cell>
              <table:table-cell office:value-type="string">
                <text:p>150mA</text:p>
                <draw:g>
                  <svg:desc>25mA.A175:25mA.A175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25mA.C7:25mA.C58</svg:desc>
                </draw:g>
              </table:table-cell>
              <table:table-cell office:value-type="float" office:value="0">
                <text:p>0</text:p>
                <draw:g>
                  <svg:desc>25mA.D7:25mA.D58</svg:desc>
                </draw:g>
              </table:table-cell>
              <table:table-cell office:value-type="float" office:value="0">
                <text:p>0</text:p>
                <draw:g>
                  <svg:desc>25mA.D64:25mA.D115</svg:desc>
                </draw:g>
              </table:table-cell>
              <table:table-cell office:value-type="float" office:value="0">
                <text:p>0</text:p>
                <draw:g>
                  <svg:desc>25mA.D121:25mA.D172</svg:desc>
                </draw:g>
              </table:table-cell>
              <table:table-cell office:value-type="float" office:value="0">
                <text:p>0</text:p>
                <draw:g>
                  <svg:desc>25mA.D178:25mA.D229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645">
                <text:p>645</text:p>
              </table:table-cell>
              <table:table-cell office:value-type="float" office:value="645">
                <text:p>645</text:p>
              </table:table-cell>
              <table:table-cell office:value-type="float" office:value="646">
                <text:p>646</text:p>
              </table:table-cell>
              <table:table-cell office:value-type="float" office:value="645">
                <text:p>64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935">
                <text:p>1935</text:p>
              </table:table-cell>
              <table:table-cell office:value-type="float" office:value="2580">
                <text:p>2580</text:p>
              </table:table-cell>
              <table:table-cell office:value-type="float" office:value="2584">
                <text:p>2584</text:p>
              </table:table-cell>
              <table:table-cell office:value-type="float" office:value="2580">
                <text:p>258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3870">
                <text:p>3870</text:p>
              </table:table-cell>
              <table:table-cell office:value-type="float" office:value="4515">
                <text:p>4515</text:p>
              </table:table-cell>
              <table:table-cell office:value-type="float" office:value="4522">
                <text:p>4522</text:p>
              </table:table-cell>
              <table:table-cell office:value-type="float" office:value="4515">
                <text:p>451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6450">
                <text:p>6450</text:p>
              </table:table-cell>
              <table:table-cell office:value-type="float" office:value="7095">
                <text:p>7095</text:p>
              </table:table-cell>
              <table:table-cell office:value-type="float" office:value="7106">
                <text:p>7106</text:p>
              </table:table-cell>
              <table:table-cell office:value-type="float" office:value="7095">
                <text:p>7095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8385">
                <text:p>8385</text:p>
              </table:table-cell>
              <table:table-cell office:value-type="float" office:value="10320">
                <text:p>10320</text:p>
              </table:table-cell>
              <table:table-cell office:value-type="float" office:value="10336">
                <text:p>10336</text:p>
              </table:table-cell>
              <table:table-cell office:value-type="float" office:value="10320">
                <text:p>1032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2255">
                <text:p>12255</text:p>
              </table:table-cell>
              <table:table-cell office:value-type="float" office:value="14212">
                <text:p>14212</text:p>
              </table:table-cell>
              <table:table-cell office:value-type="float" office:value="14234">
                <text:p>14234</text:p>
              </table:table-cell>
              <table:table-cell office:value-type="float" office:value="14212">
                <text:p>14212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14190">
                <text:p>14190</text:p>
              </table:table-cell>
              <table:table-cell office:value-type="float" office:value="18734">
                <text:p>18734</text:p>
              </table:table-cell>
              <table:table-cell office:value-type="float" office:value="18763">
                <text:p>18763</text:p>
              </table:table-cell>
              <table:table-cell office:value-type="float" office:value="18734">
                <text:p>1873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8734">
                <text:p>18734</text:p>
              </table:table-cell>
              <table:table-cell office:value-type="float" office:value="23902">
                <text:p>23902</text:p>
              </table:table-cell>
              <table:table-cell office:value-type="float" office:value="23939">
                <text:p>23939</text:p>
              </table:table-cell>
              <table:table-cell office:value-type="float" office:value="23902">
                <text:p>23902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22610">
                <text:p>22610</text:p>
              </table:table-cell>
              <table:table-cell office:value-type="float" office:value="29115">
                <text:p>29115</text:p>
              </table:table-cell>
              <table:table-cell office:value-type="float" office:value="29115">
                <text:p>29115</text:p>
              </table:table-cell>
              <table:table-cell office:value-type="float" office:value="29070">
                <text:p>2907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6486">
                <text:p>26486</text:p>
              </table:table-cell>
              <table:table-cell office:value-type="float" office:value="34938">
                <text:p>34938</text:p>
              </table:table-cell>
              <table:table-cell office:value-type="float" office:value="34992">
                <text:p>34992</text:p>
              </table:table-cell>
              <table:table-cell office:value-type="float" office:value="34884">
                <text:p>34884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32946">
                <text:p>32946</text:p>
              </table:table-cell>
              <table:table-cell office:value-type="float" office:value="41408">
                <text:p>41408</text:p>
              </table:table-cell>
              <table:table-cell office:value-type="float" office:value="41472">
                <text:p>41472</text:p>
              </table:table-cell>
              <table:table-cell office:value-type="float" office:value="41408">
                <text:p>4140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32300">
                <text:p>32300</text:p>
              </table:table-cell>
              <table:table-cell office:value-type="float" office:value="48525">
                <text:p>48525</text:p>
              </table:table-cell>
              <table:table-cell office:value-type="float" office:value="48600">
                <text:p>48600</text:p>
              </table:table-cell>
              <table:table-cell office:value-type="float" office:value="48525">
                <text:p>48525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40698">
                <text:p>40698</text:p>
              </table:table-cell>
              <table:table-cell office:value-type="float" office:value="56289">
                <text:p>56289</text:p>
              </table:table-cell>
              <table:table-cell office:value-type="float" office:value="56376">
                <text:p>56376</text:p>
              </table:table-cell>
              <table:table-cell office:value-type="float" office:value="56289">
                <text:p>56289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40761">
                <text:p>40761</text:p>
              </table:table-cell>
              <table:table-cell office:value-type="float" office:value="63504">
                <text:p>63504</text:p>
              </table:table-cell>
              <table:table-cell office:value-type="float" office:value="64251">
                <text:p>64251</text:p>
              </table:table-cell>
              <table:table-cell office:value-type="float" office:value="64152">
                <text:p>64152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45290">
                <text:p>45290</text:p>
              </table:table-cell>
              <table:table-cell office:value-type="float" office:value="71928">
                <text:p>71928</text:p>
              </table:table-cell>
              <table:table-cell office:value-type="float" office:value="72688">
                <text:p>72688</text:p>
              </table:table-cell>
              <table:table-cell office:value-type="float" office:value="72576">
                <text:p>72576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49819">
                <text:p>49819</text:p>
              </table:table-cell>
              <table:table-cell office:value-type="float" office:value="80352">
                <text:p>80352</text:p>
              </table:table-cell>
              <table:table-cell office:value-type="float" office:value="82550">
                <text:p>82550</text:p>
              </table:table-cell>
              <table:table-cell office:value-type="float" office:value="82296">
                <text:p>82296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46584">
                <text:p>46584</text:p>
              </table:table-cell>
              <table:table-cell office:value-type="float" office:value="107734">
                <text:p>107734</text:p>
              </table:table-cell>
              <table:table-cell office:value-type="float" office:value="262655">
                <text:p>262655</text:p>
              </table:table-cell>
              <table:table-cell office:value-type="float" office:value="381640">
                <text:p>381640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54995">
                <text:p>54995</text:p>
              </table:table-cell>
              <table:table-cell office:value-type="float" office:value="138663">
                <text:p>138663</text:p>
              </table:table-cell>
              <table:table-cell office:value-type="float" office:value="296964">
                <text:p>296964</text:p>
              </table:table-cell>
              <table:table-cell office:value-type="float" office:value="453470">
                <text:p>453470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49172">
                <text:p>49172</text:p>
              </table:table-cell>
              <table:table-cell office:value-type="float" office:value="147126">
                <text:p>147126</text:p>
              </table:table-cell>
              <table:table-cell office:value-type="float" office:value="309730">
                <text:p>309730</text:p>
              </table:table-cell>
              <table:table-cell office:value-type="float" office:value="465500">
                <text:p>46550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56289">
                <text:p>56289</text:p>
              </table:table-cell>
              <table:table-cell office:value-type="float" office:value="149079">
                <text:p>149079</text:p>
              </table:table-cell>
              <table:table-cell office:value-type="float" office:value="304920">
                <text:p>304920</text:p>
              </table:table-cell>
              <table:table-cell office:value-type="float" office:value="456895">
                <text:p>456895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49172">
                <text:p>49172</text:p>
              </table:table-cell>
              <table:table-cell office:value-type="float" office:value="136059">
                <text:p>136059</text:p>
              </table:table-cell>
              <table:table-cell office:value-type="float" office:value="297660">
                <text:p>297660</text:p>
              </table:table-cell>
              <table:table-cell office:value-type="float" office:value="450906">
                <text:p>450906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51760">
                <text:p>51760</text:p>
              </table:table-cell>
              <table:table-cell office:value-type="float" office:value="143440">
                <text:p>143440</text:p>
              </table:table-cell>
              <table:table-cell office:value-type="float" office:value="289080">
                <text:p>289080</text:p>
              </table:table-cell>
              <table:table-cell office:value-type="float" office:value="432820">
                <text:p>432820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53701">
                <text:p>53701</text:p>
              </table:table-cell>
              <table:table-cell office:value-type="float" office:value="130851">
                <text:p>130851</text:p>
              </table:table-cell>
              <table:table-cell office:value-type="float" office:value="281820">
                <text:p>281820</text:p>
              </table:table-cell>
              <table:table-cell office:value-type="float" office:value="422730">
                <text:p>422730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46584">
                <text:p>46584</text:p>
              </table:table-cell>
              <table:table-cell office:value-type="float" office:value="133455">
                <text:p>133455</text:p>
              </table:table-cell>
              <table:table-cell office:value-type="float" office:value="270600">
                <text:p>270600</text:p>
              </table:table-cell>
              <table:table-cell office:value-type="float" office:value="404613">
                <text:p>404613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56289">
                <text:p>56289</text:p>
              </table:table-cell>
              <table:table-cell office:value-type="float" office:value="134757">
                <text:p>134757</text:p>
              </table:table-cell>
              <table:table-cell office:value-type="float" office:value="260964">
                <text:p>260964</text:p>
              </table:table-cell>
              <table:table-cell office:value-type="float" office:value="391193">
                <text:p>391193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40114">
                <text:p>40114</text:p>
              </table:table-cell>
              <table:table-cell office:value-type="float" office:value="124992">
                <text:p>124992</text:p>
              </table:table-cell>
              <table:table-cell office:value-type="float" office:value="245148">
                <text:p>245148</text:p>
              </table:table-cell>
              <table:table-cell office:value-type="float" office:value="379008">
                <text:p>379008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51760">
                <text:p>51760</text:p>
              </table:table-cell>
              <table:table-cell office:value-type="float" office:value="125643">
                <text:p>125643</text:p>
              </table:table-cell>
              <table:table-cell office:value-type="float" office:value="246466">
                <text:p>246466</text:p>
              </table:table-cell>
              <table:table-cell office:value-type="float" office:value="363011">
                <text:p>363011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38820">
                <text:p>38820</text:p>
              </table:table-cell>
              <table:table-cell office:value-type="float" office:value="111321">
                <text:p>111321</text:p>
              </table:table-cell>
              <table:table-cell office:value-type="float" office:value="229991">
                <text:p>229991</text:p>
              </table:table-cell>
              <table:table-cell office:value-type="float" office:value="356301">
                <text:p>356301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46584">
                <text:p>46584</text:p>
              </table:table-cell>
              <table:table-cell office:value-type="float" office:value="117831">
                <text:p>117831</text:p>
              </table:table-cell>
              <table:table-cell office:value-type="float" office:value="231968">
                <text:p>231968</text:p>
              </table:table-cell>
              <table:table-cell office:value-type="float" office:value="338184">
                <text:p>338184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46584">
                <text:p>46584</text:p>
              </table:table-cell>
              <table:table-cell office:value-type="float" office:value="107250">
                <text:p>107250</text:p>
              </table:table-cell>
              <table:table-cell office:value-type="float" office:value="221088">
                <text:p>221088</text:p>
              </table:table-cell>
              <table:table-cell office:value-type="float" office:value="334829">
                <text:p>334829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40761">
                <text:p>40761</text:p>
              </table:table-cell>
              <table:table-cell office:value-type="float" office:value="110670">
                <text:p>110670</text:p>
              </table:table-cell>
              <table:table-cell office:value-type="float" office:value="214508">
                <text:p>214508</text:p>
              </table:table-cell>
              <table:table-cell office:value-type="float" office:value="316910">
                <text:p>316910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43996">
                <text:p>43996</text:p>
              </table:table-cell>
              <table:table-cell office:value-type="float" office:value="102858">
                <text:p>102858</text:p>
              </table:table-cell>
              <table:table-cell office:value-type="float" office:value="207928">
                <text:p>207928</text:p>
              </table:table-cell>
              <table:table-cell office:value-type="float" office:value="316910">
                <text:p>316910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25880">
                <text:p>25880</text:p>
              </table:table-cell>
              <table:table-cell office:value-type="float" office:value="104160">
                <text:p>104160</text:p>
              </table:table-cell>
              <table:table-cell office:value-type="float" office:value="201348">
                <text:p>201348</text:p>
              </table:table-cell>
              <table:table-cell office:value-type="float" office:value="298374">
                <text:p>298374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50466">
                <text:p>50466</text:p>
              </table:table-cell>
              <table:table-cell office:value-type="float" office:value="98952">
                <text:p>98952</text:p>
              </table:table-cell>
              <table:table-cell office:value-type="float" office:value="200690">
                <text:p>200690</text:p>
              </table:table-cell>
              <table:table-cell office:value-type="float" office:value="298374">
                <text:p>298374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30409">
                <text:p>30409</text:p>
              </table:table-cell>
              <table:table-cell office:value-type="float" office:value="99603">
                <text:p>99603</text:p>
              </table:table-cell>
              <table:table-cell office:value-type="float" office:value="189216">
                <text:p>189216</text:p>
              </table:table-cell>
              <table:table-cell office:value-type="float" office:value="282564">
                <text:p>282564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47878">
                <text:p>47878</text:p>
              </table:table-cell>
              <table:table-cell office:value-type="float" office:value="93600">
                <text:p>93600</text:p>
              </table:table-cell>
              <table:table-cell office:value-type="float" office:value="185931">
                <text:p>185931</text:p>
              </table:table-cell>
              <table:table-cell office:value-type="float" office:value="280807">
                <text:p>280807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38820">
                <text:p>38820</text:p>
              </table:table-cell>
              <table:table-cell office:value-type="float" office:value="95046">
                <text:p>95046</text:p>
              </table:table-cell>
              <table:table-cell office:value-type="float" office:value="180018">
                <text:p>180018</text:p>
              </table:table-cell>
              <table:table-cell office:value-type="float" office:value="268398">
                <text:p>268398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26527">
                <text:p>26527</text:p>
              </table:table-cell>
              <table:table-cell office:value-type="float" office:value="89050">
                <text:p>89050</text:p>
              </table:table-cell>
              <table:table-cell office:value-type="float" office:value="176076">
                <text:p>176076</text:p>
              </table:table-cell>
              <table:table-cell office:value-type="float" office:value="266400">
                <text:p>266400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28468">
                <text:p>28468</text:p>
              </table:table-cell>
              <table:table-cell office:value-type="float" office:value="68250">
                <text:p>68250</text:p>
              </table:table-cell>
              <table:table-cell office:value-type="float" office:value="175419">
                <text:p>175419</text:p>
              </table:table-cell>
              <table:table-cell office:value-type="float" office:value="255360">
                <text:p>255360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0026">
                <text:p>20026</text:p>
              </table:table-cell>
              <table:table-cell office:value-type="float" office:value="86450">
                <text:p>86450</text:p>
              </table:table-cell>
              <table:table-cell office:value-type="float" office:value="164656">
                <text:p>164656</text:p>
              </table:table-cell>
              <table:table-cell office:value-type="float" office:value="252984">
                <text:p>252984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43349">
                <text:p>43349</text:p>
              </table:table-cell>
              <table:table-cell office:value-type="float" office:value="67600">
                <text:p>67600</text:p>
              </table:table-cell>
              <table:table-cell office:value-type="float" office:value="166624">
                <text:p>166624</text:p>
              </table:table-cell>
              <table:table-cell office:value-type="float" office:value="240669">
                <text:p>240669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14212">
                <text:p>14212</text:p>
              </table:table-cell>
              <table:table-cell office:value-type="float" office:value="85150">
                <text:p>85150</text:p>
              </table:table-cell>
              <table:table-cell office:value-type="float" office:value="157440">
                <text:p>157440</text:p>
              </table:table-cell>
              <table:table-cell office:value-type="float" office:value="238017">
                <text:p>238017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42055">
                <text:p>42055</text:p>
              </table:table-cell>
              <table:table-cell office:value-type="float" office:value="75400">
                <text:p>75400</text:p>
              </table:table-cell>
              <table:table-cell office:value-type="float" office:value="156128">
                <text:p>156128</text:p>
              </table:table-cell>
              <table:table-cell office:value-type="float" office:value="229052">
                <text:p>229052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32350">
                <text:p>32350</text:p>
              </table:table-cell>
              <table:table-cell office:value-type="float" office:value="79300">
                <text:p>79300</text:p>
              </table:table-cell>
              <table:table-cell office:value-type="float" office:value="152848">
                <text:p>152848</text:p>
              </table:table-cell>
              <table:table-cell office:value-type="float" office:value="225080">
                <text:p>225080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39467">
                <text:p>39467</text:p>
              </table:table-cell>
              <table:table-cell office:value-type="float" office:value="76700">
                <text:p>76700</text:p>
              </table:table-cell>
              <table:table-cell office:value-type="float" office:value="148912">
                <text:p>148912</text:p>
              </table:table-cell>
              <table:table-cell office:value-type="float" office:value="224740">
                <text:p>224740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34938">
                <text:p>34938</text:p>
              </table:table-cell>
              <table:table-cell office:value-type="float" office:value="74750">
                <text:p>74750</text:p>
              </table:table-cell>
              <table:table-cell office:value-type="float" office:value="149340">
                <text:p>149340</text:p>
              </table:table-cell>
              <table:table-cell office:value-type="float" office:value="215486">
                <text:p>215486</text:p>
              </table:table-cell>
            </table:table-row>
            <table:table-row>
              <table:table-cell office:value-type="float" office:value="235">
                <text:p>235</text:p>
              </table:table-cell>
              <table:table-cell office:value-type="float" office:value="5168">
                <text:p>5168</text:p>
              </table:table-cell>
              <table:table-cell office:value-type="float" office:value="68900">
                <text:p>68900</text:p>
              </table:table-cell>
              <table:table-cell office:value-type="float" office:value="142135">
                <text:p>142135</text:p>
              </table:table-cell>
              <table:table-cell office:value-type="float" office:value="213503">
                <text:p>213503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36879">
                <text:p>36879</text:p>
              </table:table-cell>
              <table:table-cell office:value-type="float" office:value="72150">
                <text:p>72150</text:p>
              </table:table-cell>
              <table:table-cell office:value-type="float" office:value="140170">
                <text:p>140170</text:p>
              </table:table-cell>
              <table:table-cell office:value-type="float" office:value="204600">
                <text:p>204600</text:p>
              </table:table-cell>
            </table:table-row>
            <table:table-row>
              <table:table-cell office:value-type="float" office:value="245">
                <text:p>245</text:p>
              </table:table-cell>
              <table:table-cell office:value-type="float" office:value="27174">
                <text:p>27174</text:p>
              </table:table-cell>
              <table:table-cell office:value-type="float" office:value="58410">
                <text:p>58410</text:p>
              </table:table-cell>
              <table:table-cell office:value-type="float" office:value="137550">
                <text:p>137550</text:p>
              </table:table-cell>
              <table:table-cell office:value-type="float" office:value="201960">
                <text:p>201960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37526">
                <text:p>37526</text:p>
              </table:table-cell>
              <table:table-cell office:value-type="float" office:value="68145">
                <text:p>68145</text:p>
              </table:table-cell>
              <table:table-cell office:value-type="float" office:value="135585">
                <text:p>135585</text:p>
              </table:table-cell>
              <table:table-cell office:value-type="float" office:value="201654">
                <text:p>201654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33644">
                <text:p>33644</text:p>
              </table:table-cell>
              <table:table-cell office:value-type="float" office:value="67496">
                <text:p>67496</text:p>
              </table:table-cell>
              <table:table-cell office:value-type="float" office:value="136895">
                <text:p>136895</text:p>
              </table:table-cell>
              <table:table-cell office:value-type="float" office:value="199018">
                <text:p>19901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interval-major="1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09cm" svg:height="9.006cm" xlink:href=".." xlink:type="simple" chart:class="chart:line" chart:style-name="ch1">
        <chart:title svg:x="7.325cm" svg:y="0.316cm" chart:style-name="ch2">
          <text:p>Strom</text:p>
        </chart:title>
        <chart:legend chart:legend-position="end" svg:x="13.58cm" svg:y="3.457cm" style:legend-expansion="high" chart:style-name="ch3"/>
        <chart:plot-area chart:style-name="ch4" table:cell-range-address="25mA.B7:25mA.C58 25mA.A175:25mA.A175 25mA.B178:25mA.B229 25mA.A118:25mA.A118 25mA.B121:25mA.B172 25mA.A61:25mA.A61 25mA.B64:25mA.B115 25mA.A4:25mA.A4" chart:data-source-has-labels="both" svg:x="1.331cm" svg:y="1.275cm" svg:width="11.929cm" svg:height="6.57cm">
          <chartooo:coordinate-region svg:x="1.952cm" svg:y="1.275cm" svg:width="10.981cm" svg:height="5.646cm"/>
          <chart:axis chart:dimension="x" chart:name="primary-x" chart:style-name="ch5" chartooo:axis-type="auto">
            <chartooo:date-scale/>
            <chart:title svg:x="6.457cm" svg:y="8.025cm" chart:style-name="ch6">
              <text:p>Duty Cycle</text:p>
            </chart:title>
            <chart:categories table:cell-range-address="25mA.C7:25mA.C58"/>
          </chart:axis>
          <chart:axis chart:dimension="y" chart:name="primary-y" chart:style-name="ch7">
            <chart:title svg:x="0.451cm" svg:y="5.041cm" chart:style-name="ch8">
              <text:p>Strom</text:p>
            </chart:title>
            <chart:grid chart:style-name="ch9" chart:class="major"/>
          </chart:axis>
          <chart:series chart:style-name="ch10" chart:values-cell-range-address="25mA.B178:25mA.B229" chart:label-cell-address="25mA.A175:25mA.A175" chart:class="chart:line">
            <chart:data-point chart:repeated="52"/>
          </chart:series>
          <chart:series chart:style-name="ch11" chart:values-cell-range-address="25mA.B121:25mA.B172" chart:label-cell-address="25mA.A118:25mA.A118" chart:class="chart:line">
            <chart:data-point chart:repeated="52"/>
          </chart:series>
          <chart:series chart:style-name="ch12" chart:values-cell-range-address="25mA.B64:25mA.B115" chart:label-cell-address="25mA.A61:25mA.A61" chart:class="chart:line">
            <chart:data-point chart:repeated="52"/>
          </chart:series>
          <chart:series chart:style-name="ch13" chart:values-cell-range-address="25mA.B7:25mA.B58" chart:label-cell-address="25mA.A4:25mA.A4" chart:class="chart:line">
            <chart:data-point chart:repeated="5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50mA</text:p>
                <draw:g>
                  <svg:desc>25mA.A175:25mA.A175</svg:desc>
                </draw:g>
              </table:table-cell>
              <table:table-cell office:value-type="string">
                <text:p>100mA</text:p>
                <draw:g>
                  <svg:desc>25mA.A118:25mA.A118</svg:desc>
                </draw:g>
              </table:table-cell>
              <table:table-cell office:value-type="string">
                <text:p>50mA</text:p>
                <draw:g>
                  <svg:desc>25mA.A61:25mA.A61</svg:desc>
                </draw:g>
              </table:table-cell>
              <table:table-cell office:value-type="string">
                <text:p>25mA</text:p>
                <draw:g>
                  <svg:desc>25mA.A4:25mA.A4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25mA.C7:25mA.C58</svg:desc>
                </draw:g>
              </table:table-cell>
              <table:table-cell office:value-type="float" office:value="0">
                <text:p>0</text:p>
                <draw:g>
                  <svg:desc>25mA.B178:25mA.B229</svg:desc>
                </draw:g>
              </table:table-cell>
              <table:table-cell office:value-type="float" office:value="0">
                <text:p>0</text:p>
                <draw:g>
                  <svg:desc>25mA.B121:25mA.B172</svg:desc>
                </draw:g>
              </table:table-cell>
              <table:table-cell office:value-type="float" office:value="0">
                <text:p>0</text:p>
                <draw:g>
                  <svg:desc>25mA.B64:25mA.B115</svg:desc>
                </draw:g>
              </table:table-cell>
              <table:table-cell office:value-type="float" office:value="0">
                <text:p>0</text:p>
                <draw:g>
                  <svg:desc>25mA.B7:25mA.B58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145">
                <text:p>145</text:p>
              </table:table-cell>
              <table:table-cell office:value-type="float" office:value="100">
                <text:p>100</text:p>
              </table:table-cell>
              <table:table-cell office:value-type="float" office:value="41">
                <text:p>4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71">
                <text:p>171</text:p>
              </table:table-cell>
              <table:table-cell office:value-type="float" office:value="113">
                <text:p>113</text:p>
              </table:table-cell>
              <table:table-cell office:value-type="float" office:value="53">
                <text:p>5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175">
                <text:p>175</text:p>
              </table:table-cell>
              <table:table-cell office:value-type="float" office:value="117">
                <text:p>117</text:p>
              </table:table-cell>
              <table:table-cell office:value-type="float" office:value="56">
                <text:p>5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71">
                <text:p>171</text:p>
              </table:table-cell>
              <table:table-cell office:value-type="float" office:value="115">
                <text:p>115</text:p>
              </table:table-cell>
              <table:table-cell office:value-type="float" office:value="57">
                <text:p>5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168">
                <text:p>168</text:p>
              </table:table-cell>
              <table:table-cell office:value-type="float" office:value="112">
                <text:p>112</text:p>
              </table:table-cell>
              <table:table-cell office:value-type="float" office:value="52">
                <text:p>5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61">
                <text:p>161</text:p>
              </table:table-cell>
              <table:table-cell office:value-type="float" office:value="109">
                <text:p>109</text:p>
              </table:table-cell>
              <table:table-cell office:value-type="float" office:value="55">
                <text:p>5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157">
                <text:p>157</text:p>
              </table:table-cell>
              <table:table-cell office:value-type="float" office:value="106">
                <text:p>106</text:p>
              </table:table-cell>
              <table:table-cell office:value-type="float" office:value="50">
                <text:p>5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50">
                <text:p>150</text:p>
              </table:table-cell>
              <table:table-cell office:value-type="float" office:value="102">
                <text:p>102</text:p>
              </table:table-cell>
              <table:table-cell office:value-type="float" office:value="51">
                <text:p>5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145">
                <text:p>145</text:p>
              </table:table-cell>
              <table:table-cell office:value-type="float" office:value="99">
                <text:p>99</text:p>
              </table:table-cell>
              <table:table-cell office:value-type="float" office:value="51">
                <text:p>5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41">
                <text:p>141</text:p>
              </table:table-cell>
              <table:table-cell office:value-type="float" office:value="93">
                <text:p>93</text:p>
              </table:table-cell>
              <table:table-cell office:value-type="float" office:value="48">
                <text:p>4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93">
                <text:p>93</text:p>
              </table:table-cell>
              <table:table-cell office:value-type="float" office:value="48">
                <text:p>4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32">
                <text:p>132</text:p>
              </table:table-cell>
              <table:table-cell office:value-type="float" office:value="87">
                <text:p>87</text:p>
              </table:table-cell>
              <table:table-cell office:value-type="float" office:value="42">
                <text:p>4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126">
                <text:p>126</text:p>
              </table:table-cell>
              <table:table-cell office:value-type="float" office:value="88">
                <text:p>88</text:p>
              </table:table-cell>
              <table:table-cell office:value-type="float" office:value="45">
                <text:p>4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24">
                <text:p>124</text:p>
              </table:table-cell>
              <table:table-cell office:value-type="float" office:value="84">
                <text:p>84</text:p>
              </table:table-cell>
              <table:table-cell office:value-type="float" office:value="41">
                <text:p>4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118">
                <text:p>118</text:p>
              </table:table-cell>
              <table:table-cell office:value-type="float" office:value="81">
                <text:p>81</text:p>
              </table:table-cell>
              <table:table-cell office:value-type="float" office:value="42">
                <text:p>4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18">
                <text:p>118</text:p>
              </table:table-cell>
              <table:table-cell office:value-type="float" office:value="79">
                <text:p>79</text:p>
              </table:table-cell>
              <table:table-cell office:value-type="float" office:value="39">
                <text:p>3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111">
                <text:p>111</text:p>
              </table:table-cell>
              <table:table-cell office:value-type="float" office:value="76">
                <text:p>76</text:p>
              </table:table-cell>
              <table:table-cell office:value-type="float" office:value="40">
                <text:p>4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111">
                <text:p>111</text:p>
              </table:table-cell>
              <table:table-cell office:value-type="float" office:value="76">
                <text:p>76</text:p>
              </table:table-cell>
              <table:table-cell office:value-type="float" office:value="38">
                <text:p>3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105">
                <text:p>105</text:p>
              </table:table-cell>
              <table:table-cell office:value-type="float" office:value="72">
                <text:p>72</text:p>
              </table:table-cell>
              <table:table-cell office:value-type="float" office:value="38">
                <text:p>3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05">
                <text:p>105</text:p>
              </table:table-cell>
              <table:table-cell office:value-type="float" office:value="70">
                <text:p>70</text:p>
              </table:table-cell>
              <table:table-cell office:value-type="float" office:value="36">
                <text:p>3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100">
                <text:p>100</text:p>
              </table:table-cell>
              <table:table-cell office:value-type="float" office:value="68">
                <text:p>68</text:p>
              </table:table-cell>
              <table:table-cell office:value-type="float" office:value="36">
                <text:p>3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100">
                <text:p>100</text:p>
              </table:table-cell>
              <table:table-cell office:value-type="float" office:value="67">
                <text:p>67</text:p>
              </table:table-cell>
              <table:table-cell office:value-type="float" office:value="34">
                <text:p>3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96">
                <text:p>96</text:p>
              </table:table-cell>
              <table:table-cell office:value-type="float" office:value="66">
                <text:p>66</text:p>
              </table:table-cell>
              <table:table-cell office:value-type="float" office:value="26">
                <text:p>2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95">
                <text:p>95</text:p>
              </table:table-cell>
              <table:table-cell office:value-type="float" office:value="62">
                <text:p>62</text:p>
              </table:table-cell>
              <table:table-cell office:value-type="float" office:value="33">
                <text:p>3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90">
                <text:p>90</text:p>
              </table:table-cell>
              <table:table-cell office:value-type="float" office:value="63">
                <text:p>63</text:p>
              </table:table-cell>
              <table:table-cell office:value-type="float" office:value="26">
                <text:p>2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89">
                <text:p>89</text:p>
              </table:table-cell>
              <table:table-cell office:value-type="float" office:value="60">
                <text:p>60</text:p>
              </table:table-cell>
              <table:table-cell office:value-type="float" office:value="32">
                <text:p>3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86">
                <text:p>86</text:p>
              </table:table-cell>
              <table:table-cell office:value-type="float" office:value="59">
                <text:p>59</text:p>
              </table:table-cell>
              <table:table-cell office:value-type="float" office:value="29">
                <text:p>2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85">
                <text:p>85</text:p>
              </table:table-cell>
              <table:table-cell office:value-type="float" office:value="58">
                <text:p>58</text:p>
              </table:table-cell>
              <table:table-cell office:value-type="float" office:value="30">
                <text:p>3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85">
                <text:p>85</text:p>
              </table:table-cell>
              <table:table-cell office:value-type="float" office:value="56">
                <text:p>56</text:p>
              </table:table-cell>
              <table:table-cell office:value-type="float" office:value="29">
                <text:p>2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81">
                <text:p>81</text:p>
              </table:table-cell>
              <table:table-cell office:value-type="float" office:value="57">
                <text:p>57</text:p>
              </table:table-cell>
              <table:table-cell office:value-type="float" office:value="28">
                <text:p>2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235">
                <text:p>235</text:p>
              </table:table-cell>
              <table:table-cell office:value-type="float" office:value="80">
                <text:p>80</text:p>
              </table:table-cell>
              <table:table-cell office:value-type="float" office:value="54">
                <text:p>54</text:p>
              </table:table-cell>
              <table:table-cell office:value-type="float" office:value="26">
                <text:p>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77">
                <text:p>77</text:p>
              </table:table-cell>
              <table:table-cell office:value-type="float" office:value="53">
                <text:p>53</text:p>
              </table:table-cell>
              <table:table-cell office:value-type="float" office:value="27">
                <text:p>2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245">
                <text:p>245</text:p>
              </table:table-cell>
              <table:table-cell office:value-type="float" office:value="76">
                <text:p>76</text:p>
              </table:table-cell>
              <table:table-cell office:value-type="float" office:value="52">
                <text:p>52</text:p>
              </table:table-cell>
              <table:table-cell office:value-type="float" office:value="22">
                <text:p>2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76">
                <text:p>76</text:p>
              </table:table-cell>
              <table:table-cell office:value-type="float" office:value="51">
                <text:p>51</text:p>
              </table:table-cell>
              <table:table-cell office:value-type="float" office:value="26">
                <text:p>2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75">
                <text:p>75</text:p>
              </table:table-cell>
              <table:table-cell office:value-type="float" office:value="52">
                <text:p>52</text:p>
              </table:table-cell>
              <table:table-cell office:value-type="float" office:value="26">
                <text:p>26</text:p>
              </table:table-cell>
              <table:table-cell office:value-type="float" office:value="13">
                <text:p>1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